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54">
      <style:table-cell-properties style:vertical-align="middle"/>
    </style:style>
    <style:style style:name="ce42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style:vertical-align="middle"/>
    </style:style>
    <style:style style:name="ce4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style:vertical-align="automatic"/>
    </style:style>
    <style:style style:name="ce51" style:family="table-cell" style:parent-style-name="Default" style:data-style-name="N54">
      <style:table-cell-properties style:vertical-align="automatic"/>
    </style:style>
    <style:style style:name="ce5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53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57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58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59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1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62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3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64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5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6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0"/>
    <style:style style:name="ce7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8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01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04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0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0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32_2" style:data-style-name="N6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63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_21315__20998__20301__32_2" style:data-style-name="N66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5" style:family="table-cell" style:parent-style-name="_21315__20998__20301__32_2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6" style:family="table-cell" style:parent-style-name="_21315__20998__20301__32_2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66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4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1.4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2.9pt" style:use-optimal-row-height="false" fo:break-before="auto"/>
    </style:style>
    <style:style style:name="ro18" style:family="table-row">
      <style:table-row-properties style:row-height="25.9pt" style:use-optimal-row-height="false" fo:break-before="auto"/>
    </style:style>
    <style:style style:name="ro19" style:family="table-row">
      <style:table-row-properties style:row-height="20.1pt" style:use-optimal-row-height="false" fo:break-before="auto"/>
    </style:style>
    <style:style style:name="ro20" style:family="table-row">
      <style:table-row-properties style:row-height="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1" table:number-columns-repeated="3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6370" table:default-cell-style-name="ce11"/>
        <table:table-row table:style-name="ro1">
          <table:table-cell office:value-type="string" table:number-columns-spanned="12" table:number-rows-spanned="1" table:style-name="ce122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2"/>
          <table:table-cell table:number-columns-repeated="9" table:style-name="ce3"/>
          <table:table-cell office:value-type="string" table:style-name="ce4">
            <text:p><text:s text:c="10"/>單位：平方公里；個；戶；人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32">
            <text:p><text:s/>年<text:s/>月 底 別</text:p>
          </table:table-cell>
          <table:table-cell office:value-type="string" table:style-name="ce6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7">
            <text:p>鄉鎮</text:p>
          </table:table-cell>
          <table:table-cell office:value-type="string" table:number-columns-spanned="1" table:number-rows-spanned="2" table:style-name="ce133">
            <text:p>村里數</text:p>
          </table:table-cell>
          <table:table-cell office:value-type="string" table:number-columns-spanned="1" table:number-rows-spanned="2" table:style-name="ce133">
            <text:p>鄰<text:span text:style-name="T3"><text:s text:c="2"/></text:span>數</text:p>
          </table:table-cell>
          <table:table-cell office:value-type="string" table:number-columns-spanned="1" table:number-rows-spanned="2" table:style-name="ce133">
            <text:p>戶<text:span text:style-name="T3"><text:s text:c="2"/></text:span>數</text:p>
          </table:table-cell>
          <table:table-cell office:value-type="string" table:number-columns-spanned="3" table:number-rows-spanned="1" table:style-name="ce133">
            <text:p>人　　口　　數</text:p>
          </table:table-cell>
          <table:covered-table-cell table:number-columns-repeated="2"/>
          <table:table-cell office:value-type="string" table:style-name="ce9">
            <text:p>性別比例<text:span text:style-name="T3"><text:s/>(<text:s/></text:span>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2">
            <text:p>( 平方公里 )</text:p>
          </table:table-cell>
          <table:table-cell office:value-type="string" table:style-name="ce13">
            <text:p>市區數</text:p>
          </table:table-cell>
          <table:covered-table-cell/>
          <table:covered-table-cell/>
          <table:covered-table-cell/>
          <table:table-cell office:value-type="string" table:style-name="ce14">
            <text:p>總<text:span text:style-name="T3"><text:s text:c="3"/></text:span>計</text:p>
          </table:table-cell>
          <table:table-cell office:value-type="string" table:style-name="ce14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15">
            <text:p>女子所當男子數<text:span text:style-name="T3"><text:s/>)</text:span>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55" table:style-name="ce19">
            <text:p><text:s text:c="3"/>7,755</text:p>
          </table:table-cell>
          <table:table-cell office:value-type="float" office:value="143104" table:style-name="ce19">
            <text:p><text:s text:c="3"/>143,104</text:p>
          </table:table-cell>
          <table:table-cell office:value-type="float" office:value="6369768" table:style-name="ce20">
            <text:p><text:s text:c="3"/>6,369,768</text:p>
          </table:table-cell>
          <table:table-cell office:value-type="float" office:value="21928591" table:style-name="ce20">
            <text:p><text:s text:c="3"/>21,928,591</text:p>
          </table:table-cell>
          <table:table-cell office:value-type="float" office:value="11243408" table:style-name="ce19">
            <text:p><text:s text:c="3"/>11,243,408</text:p>
          </table:table-cell>
          <table:table-cell office:value-type="float" office:value="10685183" table:style-name="ce21">
            <text:p><text:s text:c="3"/>10,685,183</text:p>
          </table:table-cell>
          <table:table-cell office:value-type="float" office:value="105.22" table:style-name="ce22">
            <text:p><text:s text:c="3"/>105.22</text:p>
          </table:table-cell>
          <table:table-cell office:value-type="float" office:value="605.96" table:style-name="ce22">
            <text:p><text:s text:c="3"/>605.96</text:p>
          </table:table-cell>
          <table:table-cell office:value-type="float" office:value="3.44" table:style-name="ce23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8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5" table:style-name="ce24">
            <text:p><text:s text:c="3"/>7,755</text:p>
          </table:table-cell>
          <table:table-cell office:value-type="float" office:value="143471" table:style-name="ce24">
            <text:p><text:s text:c="3"/>143,471</text:p>
          </table:table-cell>
          <table:table-cell office:value-type="float" office:value="6532466" table:style-name="ce25">
            <text:p><text:s text:c="3"/>6,532,466</text:p>
          </table:table-cell>
          <table:table-cell office:value-type="float" office:value="22092387" table:style-name="ce20">
            <text:p><text:s text:c="3"/>22,092,387</text:p>
          </table:table-cell>
          <table:table-cell office:value-type="float" office:value="11312728" table:style-name="ce26">
            <text:p><text:s text:c="3"/>11,312,728</text:p>
          </table:table-cell>
          <table:table-cell office:value-type="float" office:value="10779659" table:style-name="ce27">
            <text:p><text:s text:c="3"/>10,779,659</text:p>
          </table:table-cell>
          <table:table-cell office:value-type="float" office:value="104.95" table:style-name="ce22">
            <text:p><text:s text:c="3"/>104.95</text:p>
          </table:table-cell>
          <table:table-cell office:value-type="float" office:value="610.49" table:style-name="ce22">
            <text:p><text:s text:c="3"/>610.49</text:p>
          </table:table-cell>
          <table:table-cell office:value-type="float" office:value="3.38" table:style-name="ce23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9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6" table:style-name="ce24">
            <text:p><text:s text:c="3"/>7,756</text:p>
          </table:table-cell>
          <table:table-cell office:value-type="float" office:value="144112" table:style-name="ce24">
            <text:p><text:s text:c="3"/>144,112</text:p>
          </table:table-cell>
          <table:table-cell office:value-type="float" office:value="6681685" table:style-name="ce27">
            <text:p><text:s text:c="3"/>6,681,685</text:p>
          </table:table-cell>
          <table:table-cell office:value-type="float" office:value="22276672" table:style-name="ce20">
            <text:p><text:s text:c="3"/>22,276,672</text:p>
          </table:table-cell>
          <table:table-cell office:value-type="float" office:value="11392050" table:style-name="ce26">
            <text:p><text:s text:c="3"/>11,392,050</text:p>
          </table:table-cell>
          <table:table-cell office:value-type="float" office:value="10884622" table:style-name="ce27">
            <text:p><text:s text:c="3"/>10,884,622</text:p>
          </table:table-cell>
          <table:table-cell office:value-type="float" office:value="104.66" table:style-name="ce22">
            <text:p><text:s text:c="3"/>104.66</text:p>
          </table:table-cell>
          <table:table-cell office:value-type="float" office:value="615.58000000000004" table:style-name="ce22">
            <text:p><text:s text:c="3"/>615.58</text:p>
          </table:table-cell>
          <table:table-cell office:value-type="float" office:value="3.33" table:style-name="ce23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0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75" table:style-name="ce19">
            <text:p><text:s text:c="3"/>7,775</text:p>
          </table:table-cell>
          <table:table-cell office:value-type="float" office:value="145196" table:style-name="ce21">
            <text:p><text:s text:c="3"/>145,196</text:p>
          </table:table-cell>
          <table:table-cell office:value-type="float" office:value="6802281" table:style-name="ce19">
            <text:p><text:s text:c="3"/>6,802,281</text:p>
          </table:table-cell>
          <table:table-cell office:value-type="float" office:value="22405568" table:style-name="ce20">
            <text:p><text:s text:c="3"/>22,405,568</text:p>
          </table:table-cell>
          <table:table-cell office:value-type="float" office:value="11441651" table:style-name="ce19">
            <text:p><text:s text:c="3"/>11,441,651</text:p>
          </table:table-cell>
          <table:table-cell office:value-type="float" office:value="10963917" table:style-name="ce21">
            <text:p><text:s text:c="3"/>10,963,917</text:p>
          </table:table-cell>
          <table:table-cell office:value-type="float" office:value="104.36" table:style-name="ce22">
            <text:p><text:s text:c="3"/>104.36</text:p>
          </table:table-cell>
          <table:table-cell office:value-type="float" office:value="619.14" table:style-name="ce22">
            <text:p><text:s text:c="3"/>619.14</text:p>
          </table:table-cell>
          <table:table-cell office:value-type="float" office:value="3.29" table:style-name="ce23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1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809" table:style-name="ce19">
            <text:p><text:s text:c="3"/>7,809</text:p>
          </table:table-cell>
          <table:table-cell office:value-type="float" office:value="146266" table:style-name="ce21">
            <text:p><text:s text:c="3"/>146,266</text:p>
          </table:table-cell>
          <table:table-cell office:value-type="float" office:value="6925019" table:style-name="ce19">
            <text:p><text:s text:c="3"/>6,925,019</text:p>
          </table:table-cell>
          <table:table-cell office:value-type="float" office:value="22520776" table:style-name="ce20">
            <text:p><text:s text:c="3"/>22,520,776</text:p>
          </table:table-cell>
          <table:table-cell office:value-type="float" office:value="11485409" table:style-name="ce19">
            <text:p><text:s text:c="3"/>11,485,409</text:p>
          </table:table-cell>
          <table:table-cell office:value-type="float" office:value="11035367" table:style-name="ce21">
            <text:p><text:s text:c="3"/>11,035,367</text:p>
          </table:table-cell>
          <table:table-cell office:value-type="float" office:value="104.08" table:style-name="ce22">
            <text:p><text:s text:c="3"/>104.08</text:p>
          </table:table-cell>
          <table:table-cell office:value-type="float" office:value="622.33000000000004" table:style-name="ce22">
            <text:p><text:s text:c="3"/>622.33</text:p>
          </table:table-cell>
          <table:table-cell office:value-type="float" office:value="3.25" table:style-name="ce23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28">
            <text:p>92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9" table:style-name="ce30">
            <text:p><text:s text:c="3"/>369</text:p>
          </table:table-cell>
          <table:table-cell office:value-type="float" office:value="7809" table:style-name="ce30">
            <text:p><text:s text:c="3"/>7,809</text:p>
          </table:table-cell>
          <table:table-cell office:value-type="float" office:value="145971" table:style-name="ce30">
            <text:p><text:s text:c="3"/>145,971</text:p>
          </table:table-cell>
          <table:table-cell office:value-type="float" office:value="7047168" table:style-name="ce30">
            <text:p><text:s text:c="3"/>7,047,168</text:p>
          </table:table-cell>
          <table:table-cell office:value-type="float" office:value="22604550" table:style-name="ce30">
            <text:p><text:s text:c="3"/>22,604,550</text:p>
          </table:table-cell>
          <table:table-cell office:value-type="float" office:value="11515062" table:style-name="ce30">
            <text:p><text:s text:c="3"/>11,515,062</text:p>
          </table:table-cell>
          <table:table-cell office:value-type="float" office:value="11089488" table:style-name="ce30">
            <text:p><text:s text:c="3"/>11,089,488</text:p>
          </table:table-cell>
          <table:table-cell office:value-type="float" office:value="103.84" table:style-name="ce31">
            <text:p><text:s text:c="3"/>103.84</text:p>
          </table:table-cell>
          <table:table-cell office:value-type="float" office:value="624.64" table:style-name="ce31">
            <text:p><text:s text:c="3"/>624.64</text:p>
          </table:table-cell>
          <table:table-cell office:value-type="float" office:value="3.21" table:style-name="ce32">
            <text:p><text:s text:c="3"/>3.2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3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7810" table:style-name="ce34">
            <text:p><text:s text:c="3"/>7,810</text:p>
          </table:table-cell>
          <table:table-cell office:value-type="float" office:value="146225" table:style-name="ce34">
            <text:p><text:s text:c="3"/>146,225</text:p>
          </table:table-cell>
          <table:table-cell office:value-type="float" office:value="7179943" table:style-name="ce34">
            <text:p><text:s text:c="3"/>7,179,943</text:p>
          </table:table-cell>
          <table:table-cell office:value-type="float" office:value="22689122" table:style-name="ce34">
            <text:p><text:s text:c="3"/>22,689,122</text:p>
          </table:table-cell>
          <table:table-cell office:value-type="float" office:value="11541585" table:style-name="ce34">
            <text:p><text:s text:c="3"/>11,541,585</text:p>
          </table:table-cell>
          <table:table-cell office:value-type="float" office:value="11147537" table:style-name="ce34">
            <text:p><text:s text:c="3"/>11,147,537</text:p>
          </table:table-cell>
          <table:table-cell office:value-type="float" office:value="103.53" table:style-name="ce31">
            <text:p><text:s text:c="3"/>103.53</text:p>
          </table:table-cell>
          <table:table-cell office:value-type="float" office:value="626.98" table:style-name="ce31">
            <text:p><text:s text:c="3"/>626.98</text:p>
          </table:table-cell>
          <table:table-cell office:value-type="float" office:value="3.16" table:style-name="ce35">
            <text:p><text:s text:c="3"/>3.1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4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3" table:style-name="ce30">
            <text:p><text:s text:c="3"/>7,833</text:p>
          </table:table-cell>
          <table:table-cell office:value-type="float" office:value="146967" table:style-name="ce30">
            <text:p><text:s text:c="3"/>146,967</text:p>
          </table:table-cell>
          <table:table-cell office:value-type="float" office:value="7292879" table:style-name="ce30">
            <text:p><text:s text:c="3"/>7,292,879</text:p>
          </table:table-cell>
          <table:table-cell office:value-type="float" office:value="22770383" table:style-name="ce34">
            <text:p><text:s text:c="3"/>22,770,383</text:p>
          </table:table-cell>
          <table:table-cell office:value-type="float" office:value="11562440" table:style-name="ce30">
            <text:p><text:s text:c="3"/>11,562,440</text:p>
          </table:table-cell>
          <table:table-cell office:value-type="float" office:value="11207943" table:style-name="ce30">
            <text:p><text:s text:c="3"/>11,207,943</text:p>
          </table:table-cell>
          <table:table-cell office:value-type="float" office:value="103.16" table:style-name="ce31">
            <text:p><text:s text:c="3"/>103.16</text:p>
          </table:table-cell>
          <table:table-cell office:value-type="float" office:value="629.22" table:style-name="ce31">
            <text:p><text:s text:c="3"/>629.22</text:p>
          </table:table-cell>
          <table:table-cell office:value-type="float" office:value="3.12" table:style-name="ce35">
            <text:p><text:s text:c="3"/>3.1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5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8" table:style-name="ce30">
            <text:p><text:s text:c="3"/>7,828</text:p>
          </table:table-cell>
          <table:table-cell office:value-type="float" office:value="147134" table:style-name="ce30">
            <text:p><text:s text:c="3"/>147,134</text:p>
          </table:table-cell>
          <table:table-cell office:value-type="float" office:value="7394758" table:style-name="ce30">
            <text:p><text:s text:c="3"/>7,394,758</text:p>
          </table:table-cell>
          <table:table-cell office:value-type="float" office:value="22876527" table:style-name="ce34">
            <text:p><text:s text:c="3"/>22,876,527</text:p>
          </table:table-cell>
          <table:table-cell office:value-type="float" office:value="11591707" table:style-name="ce30">
            <text:p><text:s text:c="3"/>11,591,707</text:p>
          </table:table-cell>
          <table:table-cell office:value-type="float" office:value="11284820" table:style-name="ce30">
            <text:p><text:s text:c="3"/>11,284,820</text:p>
          </table:table-cell>
          <table:table-cell office:value-type="float" office:value="102.72" table:style-name="ce31">
            <text:p><text:s text:c="3"/>102.72</text:p>
          </table:table-cell>
          <table:table-cell office:value-type="float" office:value="632.16" table:style-name="ce31">
            <text:p><text:s text:c="3"/>632.16</text:p>
          </table:table-cell>
          <table:table-cell office:value-type="float" office:value="3.09" table:style-name="ce32">
            <text:p><text:s text:c="3"/>3.09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6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6" table:style-name="ce30">
            <text:p><text:s text:c="3"/>7,826</text:p>
          </table:table-cell>
          <table:table-cell office:value-type="float" office:value="147342" table:style-name="ce30">
            <text:p><text:s text:c="3"/>147,342</text:p>
          </table:table-cell>
          <table:table-cell office:value-type="float" office:value="7512449" table:style-name="ce30">
            <text:p><text:s text:c="3"/>7,512,449</text:p>
          </table:table-cell>
          <table:table-cell office:value-type="float" office:value="22958360" table:style-name="ce34">
            <text:p><text:s text:c="3"/>22,958,360</text:p>
          </table:table-cell>
          <table:table-cell office:value-type="float" office:value="11608767" table:style-name="ce30">
            <text:p><text:s text:c="3"/>11,608,767</text:p>
          </table:table-cell>
          <table:table-cell office:value-type="float" office:value="11349593" table:style-name="ce30">
            <text:p><text:s text:c="3"/>11,349,593</text:p>
          </table:table-cell>
          <table:table-cell office:value-type="float" office:value="102.28" table:style-name="ce31">
            <text:p><text:s text:c="3"/>102.28</text:p>
          </table:table-cell>
          <table:table-cell office:value-type="float" office:value="634.39" table:style-name="ce31">
            <text:p><text:s text:c="3"/>634.39</text:p>
          </table:table-cell>
          <table:table-cell office:value-type="float" office:value="3.06" table:style-name="ce32">
            <text:p><text:s text:c="3"/>3.0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7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7" table:style-name="ce30">
            <text:p><text:s text:c="3"/>7,827</text:p>
          </table:table-cell>
          <table:table-cell office:value-type="float" office:value="147591" table:style-name="ce30">
            <text:p><text:s text:c="3"/>147,591</text:p>
          </table:table-cell>
          <table:table-cell office:value-type="float" office:value="7655772" table:style-name="ce30">
            <text:p><text:s text:c="3"/>7,655,772</text:p>
          </table:table-cell>
          <table:table-cell office:value-type="float" office:value="23037031" table:style-name="ce34">
            <text:p><text:s text:c="3"/>23,037,031</text:p>
          </table:table-cell>
          <table:table-cell office:value-type="float" office:value="11626351" table:style-name="ce30">
            <text:p><text:s text:c="3"/>11,626,351</text:p>
          </table:table-cell>
          <table:table-cell office:value-type="float" office:value="11410680" table:style-name="ce30">
            <text:p><text:s text:c="3"/>11,410,680</text:p>
          </table:table-cell>
          <table:table-cell office:value-type="float" office:value="101.89" table:style-name="ce31">
            <text:p><text:s text:c="3"/>101.89</text:p>
          </table:table-cell>
          <table:table-cell office:value-type="float" office:value="636.57000000000005" table:style-name="ce31">
            <text:p><text:s text:c="3"/>636.57</text:p>
          </table:table-cell>
          <table:table-cell office:value-type="float" office:value="3.01" table:style-name="ce32">
            <text:p><text:s text:c="3"/>3.0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8 年</text:p>
          </table:table-cell>
          <table:table-cell office:value-type="float" office:value="36191.466699999997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4" table:style-name="ce30">
            <text:p><text:s text:c="3"/>7,834</text:p>
          </table:table-cell>
          <table:table-cell office:value-type="float" office:value="147863" table:style-name="ce30">
            <text:p><text:s text:c="3"/>147,863</text:p>
          </table:table-cell>
          <table:table-cell office:value-type="float" office:value="7805834" table:style-name="ce30">
            <text:p><text:s text:c="3"/>7,805,834</text:p>
          </table:table-cell>
          <table:table-cell office:value-type="float" office:value="23119772" table:style-name="ce34">
            <text:p><text:s text:c="3"/>23,119,772</text:p>
          </table:table-cell>
          <table:table-cell office:value-type="float" office:value="11636734" table:style-name="ce30">
            <text:p><text:s text:c="3"/>11,636,734</text:p>
          </table:table-cell>
          <table:table-cell office:value-type="float" office:value="11483038" table:style-name="ce30">
            <text:p><text:s text:c="3"/>11,483,038</text:p>
          </table:table-cell>
          <table:table-cell office:value-type="float" office:value="101.34" table:style-name="ce31">
            <text:p><text:s text:c="3"/>101.34</text:p>
          </table:table-cell>
          <table:table-cell office:value-type="float" office:value="638.82000000000005" table:style-name="ce31">
            <text:p><text:s text:c="3"/>638.82</text:p>
          </table:table-cell>
          <table:table-cell office:value-type="float" office:value="2.96" table:style-name="ce32">
            <text:p><text:s text:c="3"/>2.9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9 年</text:p>
          </table:table-cell>
          <table:table-cell office:value-type="float" office:value="36191.466700000012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5" table:style-name="ce30">
            <text:p><text:s text:c="3"/>7,835</text:p>
          </table:table-cell>
          <table:table-cell office:value-type="float" office:value="147877" table:style-name="ce30">
            <text:p><text:s text:c="3"/>147,877</text:p>
          </table:table-cell>
          <table:table-cell office:value-type="float" office:value="7937024" table:style-name="ce30">
            <text:p><text:s text:c="3"/>7,937,024</text:p>
          </table:table-cell>
          <table:table-cell office:value-type="float" office:value="23162123" table:style-name="ce34">
            <text:p><text:s text:c="3"/>23,162,123</text:p>
          </table:table-cell>
          <table:table-cell office:value-type="float" office:value="11635225" table:style-name="ce30">
            <text:p><text:s text:c="3"/>11,635,225</text:p>
          </table:table-cell>
          <table:table-cell office:value-type="float" office:value="11526898" table:style-name="ce30">
            <text:p><text:s text:c="3"/>11,526,898</text:p>
          </table:table-cell>
          <table:table-cell office:value-type="float" office:value="100.94" table:style-name="ce31">
            <text:p><text:s text:c="3"/>100.94</text:p>
          </table:table-cell>
          <table:table-cell office:value-type="float" office:value="639.99" table:style-name="ce31">
            <text:p><text:s text:c="3"/>639.99</text:p>
          </table:table-cell>
          <table:table-cell office:value-type="float" office:value="2.92" table:style-name="ce32">
            <text:p><text:s text:c="3"/>2.9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36">
            <text:p>100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7828" table:style-name="ce19">
            <text:p><text:s text:c="3"/>147,828</text:p>
          </table:table-cell>
          <table:table-cell office:value-type="float" office:value="8057761" table:style-name="ce19">
            <text:p><text:s text:c="3"/>8,057,761</text:p>
          </table:table-cell>
          <table:table-cell office:value-type="float" office:value="23224912" table:style-name="ce20">
            <text:p><text:s text:c="3"/>23,224,912</text:p>
          </table:table-cell>
          <table:table-cell office:value-type="float" office:value="11645674" table:style-name="ce19">
            <text:p><text:s text:c="3"/>11,645,674</text:p>
          </table:table-cell>
          <table:table-cell office:value-type="float" office:value="11579238" table:style-name="ce19">
            <text:p><text:s text:c="3"/>11,579,238</text:p>
          </table:table-cell>
          <table:table-cell office:value-type="float" office:value="100.57" table:style-name="ce38">
            <text:p><text:s text:c="3"/>100.57</text:p>
          </table:table-cell>
          <table:table-cell office:value-type="float" office:value="641.70000000000005" table:style-name="ce38">
            <text:p><text:s text:c="3"/>641.70</text:p>
          </table:table-cell>
          <table:table-cell office:value-type="float" office:value="2.88" table:style-name="ce39">
            <text:p><text:s text:c="3"/>2.88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36">
            <text:p>101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8358" table:style-name="ce19">
            <text:p><text:s text:c="3"/>148,358</text:p>
          </table:table-cell>
          <table:table-cell office:value-type="float" office:value="8186432" table:style-name="ce19">
            <text:p><text:s text:c="3"/>8,186,432</text:p>
          </table:table-cell>
          <table:table-cell office:value-type="float" office:value="23315822" table:style-name="ce20">
            <text:p><text:s text:c="3"/>23,315,822</text:p>
          </table:table-cell>
          <table:table-cell office:value-type="float" office:value="11673319" table:style-name="ce19">
            <text:p><text:s text:c="3"/>11,673,319</text:p>
          </table:table-cell>
          <table:table-cell office:value-type="float" office:value="11642503" table:style-name="ce19">
            <text:p><text:s text:c="3"/>11,642,503</text:p>
          </table:table-cell>
          <table:table-cell office:value-type="float" office:value="100.26" table:style-name="ce40">
            <text:p><text:s text:c="3"/>100.26</text:p>
          </table:table-cell>
          <table:table-cell office:value-type="float" office:value="644.21" table:style-name="ce40">
            <text:p><text:s text:c="3"/>644.21</text:p>
          </table:table-cell>
          <table:table-cell office:value-type="float" office:value="2.85" table:style-name="ce39">
            <text:p><text:s text:c="3"/>2.85</text:p>
          </table:table-cell>
          <table:table-cell table:style-name="ce41"/>
          <table:table-cell table:number-columns-repeated="16371" table:style-name="ce33"/>
        </table:table-row>
        <table:table-row table:style-name="ro5">
          <table:table-cell office:value-type="string" table:style-name="ce36">
            <text:p>102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9" table:style-name="ce19">
            <text:p><text:s text:c="3"/>7,839</text:p>
          </table:table-cell>
          <table:table-cell office:value-type="float" office:value="148587" table:style-name="ce19">
            <text:p><text:s text:c="3"/>148,587</text:p>
          </table:table-cell>
          <table:table-cell office:value-type="float" office:value="8286260" table:style-name="ce19">
            <text:p><text:s text:c="3"/>8,286,260</text:p>
          </table:table-cell>
          <table:table-cell office:value-type="float" office:value="23373517" table:style-name="ce20">
            <text:p><text:s text:c="3"/>23,373,517</text:p>
          </table:table-cell>
          <table:table-cell office:value-type="float" office:value="11684674" table:style-name="ce19">
            <text:p><text:s text:c="3"/>11,684,674</text:p>
          </table:table-cell>
          <table:table-cell office:value-type="float" office:value="11688843" table:style-name="ce19">
            <text:p><text:s text:c="3"/>11,688,843</text:p>
          </table:table-cell>
          <table:table-cell office:value-type="float" office:value="99.96" table:style-name="ce40">
            <text:p><text:s text:c="3"/>99.96</text:p>
          </table:table-cell>
          <table:table-cell office:value-type="float" office:value="645.80999999999995" table:style-name="ce40">
            <text:p><text:s text:c="3"/>645.81</text:p>
          </table:table-cell>
          <table:table-cell office:value-type="float" office:value="2.82" table:style-name="ce39">
            <text:p><text:s text:c="3"/>2.82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36">
            <text:p>103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785" table:style-name="ce19">
            <text:p><text:s text:c="3"/>147,785</text:p>
          </table:table-cell>
          <table:table-cell office:value-type="float" office:value="8382699" table:style-name="ce19">
            <text:p><text:s text:c="3"/>8,382,699</text:p>
          </table:table-cell>
          <table:table-cell office:value-type="float" office:value="23433753" table:style-name="ce20">
            <text:p><text:s text:c="3"/>23,433,753</text:p>
          </table:table-cell>
          <table:table-cell office:value-type="float" office:value="11697971" table:style-name="ce19">
            <text:p><text:s text:c="3"/>11,697,971</text:p>
          </table:table-cell>
          <table:table-cell office:value-type="float" office:value="11735782" table:style-name="ce19">
            <text:p><text:s text:c="3"/>11,735,782</text:p>
          </table:table-cell>
          <table:table-cell office:value-type="float" office:value="99.68" table:style-name="ce40">
            <text:p><text:s text:c="3"/>99.68</text:p>
          </table:table-cell>
          <table:table-cell office:value-type="float" office:value="647.47" table:style-name="ce40">
            <text:p><text:s text:c="3"/>647.47</text:p>
          </table:table-cell>
          <table:table-cell office:value-type="float" office:value="2.8" table:style-name="ce39">
            <text:p><text:s text:c="3"/>2.80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36">
            <text:p>104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478" table:style-name="ce19">
            <text:p><text:s text:c="3"/>147,478</text:p>
          </table:table-cell>
          <table:table-cell office:value-type="float" office:value="8468978" table:style-name="ce19">
            <text:p><text:s text:c="3"/>8,468,978</text:p>
          </table:table-cell>
          <table:table-cell office:value-type="float" office:value="23492074" table:style-name="ce20">
            <text:p><text:s text:c="3"/>23,492,074</text:p>
          </table:table-cell>
          <table:table-cell office:value-type="float" office:value="11712047" table:style-name="ce19">
            <text:p><text:s text:c="3"/>11,712,047</text:p>
          </table:table-cell>
          <table:table-cell office:value-type="float" office:value="11780027" table:style-name="ce19">
            <text:p><text:s text:c="3"/>11,780,027</text:p>
          </table:table-cell>
          <table:table-cell office:value-type="float" office:value="99.422921526410761" table:style-name="ce40">
            <text:p><text:s text:c="3"/>99.42</text:p>
          </table:table-cell>
          <table:table-cell office:value-type="float" office:value="649" table:style-name="ce40">
            <text:p><text:s text:c="3"/>649.00</text:p>
          </table:table-cell>
          <table:table-cell office:value-type="float" office:value="2.7738971573665676" table:style-name="ce39">
            <text:p><text:s text:c="3"/>2.77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44">
            <text:p>105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373" table:style-name="ce46">
            <text:p><text:s text:c="3"/>147,373</text:p>
          </table:table-cell>
          <table:table-cell office:value-type="float" office:value="8561383" table:style-name="ce46">
            <text:p><text:s text:c="3"/>8,561,383</text:p>
          </table:table-cell>
          <table:table-cell office:value-type="float" office:value="23539816" table:style-name="ce46">
            <text:p><text:s text:c="3"/>23,539,816</text:p>
          </table:table-cell>
          <table:table-cell office:value-type="float" office:value="11719270" table:style-name="ce46">
            <text:p><text:s text:c="3"/>11,719,270</text:p>
          </table:table-cell>
          <table:table-cell office:value-type="float" office:value="11820546" table:style-name="ce46">
            <text:p><text:s text:c="3"/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6">
          <table:table-cell office:value-type="string" table:style-name="ce44">
            <text:p>106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520" table:style-name="ce46">
            <text:p><text:s text:c="3"/>147,520</text:p>
          </table:table-cell>
          <table:table-cell office:value-type="float" office:value="8649000" table:style-name="ce46">
            <text:p><text:s text:c="3"/>8,649,000</text:p>
          </table:table-cell>
          <table:table-cell office:value-type="float" office:value="23571227" table:style-name="ce46">
            <text:p><text:s text:c="3"/>23,571,227</text:p>
          </table:table-cell>
          <table:table-cell office:value-type="float" office:value="11719580" table:style-name="ce46">
            <text:p><text:s text:c="3"/>11,719,580</text:p>
          </table:table-cell>
          <table:table-cell office:value-type="float" office:value="11851647" table:style-name="ce46">
            <text:p><text:s text:c="3"/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3" table:style-name="ce42"/>
          <table:table-cell table:style-name="ce49"/>
          <table:table-cell table:number-columns-repeated="16368" table:style-name="ce50"/>
        </table:table-row>
        <table:table-row table:style-name="ro6">
          <table:table-cell office:value-type="string" table:style-name="ce44">
            <text:p>107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760" table:style-name="ce46">
            <text:p><text:s text:c="3"/>7,760</text:p>
          </table:table-cell>
          <table:table-cell office:value-type="float" office:value="142734" table:style-name="ce46">
            <text:p><text:s text:c="3"/>142,734</text:p>
          </table:table-cell>
          <table:table-cell office:value-type="float" office:value="8734477" table:style-name="ce46">
            <text:p><text:s text:c="3"/>8,734,477</text:p>
          </table:table-cell>
          <table:table-cell office:value-type="float" office:value="23588932" table:style-name="ce46">
            <text:p><text:s text:c="3"/>23,588,932</text:p>
          </table:table-cell>
          <table:table-cell office:value-type="float" office:value="11712913" table:style-name="ce46">
            <text:p><text:s text:c="3"/>11,712,913</text:p>
          </table:table-cell>
          <table:table-cell office:value-type="float" office:value="11876019" table:style-name="ce46">
            <text:p><text:s text:c="3"/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6">
          <table:table-cell office:value-type="string" table:style-name="ce52">
            <text:p>10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26" table:style-name="ce53">
            <text:p><text:s text:c="3"/>142,726</text:p>
          </table:table-cell>
          <table:table-cell office:value-type="float" office:value="8723800" table:style-name="ce53">
            <text:p><text:s text:c="3"/>8,723,800</text:p>
          </table:table-cell>
          <table:table-cell office:value-type="float" office:value="23580833" table:style-name="ce53">
            <text:p><text:s text:c="3"/>23,580,833</text:p>
          </table:table-cell>
          <table:table-cell office:value-type="float" office:value="11711609" table:style-name="ce53">
            <text:p><text:s text:c="3"/>11,711,609</text:p>
          </table:table-cell>
          <table:table-cell office:value-type="float" office:value="11869224" table:style-name="ce53">
            <text:p><text:s text:c="3"/>11,869,224</text:p>
          </table:table-cell>
          <table:table-cell office:value-type="float" office:value="98.67" table:style-name="ce54">
            <text:p>98.67</text:p>
          </table:table-cell>
          <table:table-cell office:value-type="float" office:value="651.46" table:style-name="ce54">
            <text:p>651.46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5">
          <table:table-cell office:value-type="string" table:style-name="ce52">
            <text:p>11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7" table:style-name="ce53">
            <text:p><text:s text:c="3"/>142,737</text:p>
          </table:table-cell>
          <table:table-cell office:value-type="float" office:value="8726848" table:style-name="ce53">
            <text:p><text:s text:c="3"/>8,726,848</text:p>
          </table:table-cell>
          <table:table-cell office:value-type="float" office:value="23584865" table:style-name="ce53">
            <text:p><text:s text:c="3"/>23,584,865</text:p>
          </table:table-cell>
          <table:table-cell office:value-type="float" office:value="11712269" table:style-name="ce53">
            <text:p><text:s text:c="3"/>11,712,269</text:p>
          </table:table-cell>
          <table:table-cell office:value-type="float" office:value="11872596" table:style-name="ce53">
            <text:p><text:s text:c="3"/>11,872,596</text:p>
          </table:table-cell>
          <table:table-cell office:value-type="float" office:value="98.65" table:style-name="ce54">
            <text:p>98.65</text:p>
          </table:table-cell>
          <table:table-cell office:value-type="float" office:value="651.57000000000005" table:style-name="ce54">
            <text:p>651.57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7">
          <table:table-cell office:value-type="string" table:style-name="ce52">
            <text:p>12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4" table:style-name="ce53">
            <text:p><text:s text:c="3"/>142,734</text:p>
          </table:table-cell>
          <table:table-cell office:value-type="float" office:value="8734477" table:style-name="ce53">
            <text:p><text:s text:c="3"/>8,734,477</text:p>
          </table:table-cell>
          <table:table-cell office:value-type="float" office:value="23588932" table:style-name="ce53">
            <text:p><text:s text:c="3"/>23,588,932</text:p>
          </table:table-cell>
          <table:table-cell office:value-type="float" office:value="11712913" table:style-name="ce53">
            <text:p><text:s text:c="3"/>11,712,913</text:p>
          </table:table-cell>
          <table:table-cell office:value-type="float" office:value="11876019" table:style-name="ce53">
            <text:p><text:s text:c="3"/>11,876,019</text:p>
          </table:table-cell>
          <table:table-cell office:value-type="float" office:value="98.63" table:style-name="ce54">
            <text:p>98.63</text:p>
          </table:table-cell>
          <table:table-cell office:value-type="float" office:value="651.67999999999995" table:style-name="ce54">
            <text:p>651.68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8">
          <table:table-cell office:value-type="string" table:style-name="ce44">
            <text:p>108 年</text:p>
          </table:table-cell>
          <table:table-cell office:value-type="string" table:style-name="ce45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7">
            <text:p/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style-name="ce51"/>
          <table:table-cell table:number-columns-repeated="16371" table:style-name="ce11"/>
        </table:table-row>
        <table:table-row table:style-name="ro8">
          <table:table-cell office:value-type="string" table:style-name="ce52">
            <text:p>1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1" table:style-name="ce53">
            <text:p><text:s text:c="3"/>142,741</text:p>
          </table:table-cell>
          <table:table-cell office:value-type="float" office:value="8740977" table:style-name="ce53">
            <text:p><text:s text:c="3"/>8,740,977</text:p>
          </table:table-cell>
          <table:table-cell office:value-type="float" office:value="23590744" table:style-name="ce53">
            <text:p><text:s text:c="3"/>23,590,744</text:p>
          </table:table-cell>
          <table:table-cell office:value-type="float" office:value="11712236" table:style-name="ce53">
            <text:p><text:s text:c="3"/>11,712,236</text:p>
          </table:table-cell>
          <table:table-cell office:value-type="float" office:value="11878508" table:style-name="ce53">
            <text:p><text:s text:c="3"/>11,878,508</text:p>
          </table:table-cell>
          <table:table-cell office:value-type="float" office:value="98.6" table:style-name="ce54">
            <text:p>98.60</text:p>
          </table:table-cell>
          <table:table-cell office:value-type="float" office:value="651.73" table:style-name="ce54">
            <text:p>651.73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8">
          <table:table-cell office:value-type="string" table:style-name="ce52">
            <text:p>2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5" table:style-name="ce53">
            <text:p><text:s text:c="3"/>142,745</text:p>
          </table:table-cell>
          <table:table-cell office:value-type="float" office:value="8746680" table:style-name="ce53">
            <text:p><text:s text:c="3"/>8,746,680</text:p>
          </table:table-cell>
          <table:table-cell office:value-type="float" office:value="23590004" table:style-name="ce53">
            <text:p><text:s text:c="3"/>23,590,004</text:p>
          </table:table-cell>
          <table:table-cell office:value-type="float" office:value="11710952" table:style-name="ce53">
            <text:p><text:s text:c="3"/>11,710,952</text:p>
          </table:table-cell>
          <table:table-cell office:value-type="float" office:value="11879052" table:style-name="ce53">
            <text:p><text:s text:c="3"/>11,879,052</text:p>
          </table:table-cell>
          <table:table-cell office:value-type="float" office:value="98.58" table:style-name="ce54">
            <text:p>98.58</text:p>
          </table:table-cell>
          <table:table-cell office:value-type="float" office:value="651.71" table:style-name="ce54">
            <text:p>651.71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1"/>
        </table:table-row>
        <table:table-row table:style-name="ro8">
          <table:table-cell office:value-type="string" table:style-name="ce52">
            <text:p>3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5" table:style-name="ce53">
            <text:p><text:s text:c="3"/>142,745</text:p>
          </table:table-cell>
          <table:table-cell office:value-type="float" office:value="8754384" table:style-name="ce53">
            <text:p><text:s text:c="3"/>8,754,384</text:p>
          </table:table-cell>
          <table:table-cell office:value-type="float" office:value="23589192" table:style-name="ce53">
            <text:p><text:s text:c="3"/>23,589,192</text:p>
          </table:table-cell>
          <table:table-cell office:value-type="float" office:value="11709344" table:style-name="ce53">
            <text:p><text:s text:c="3"/>11,709,344</text:p>
          </table:table-cell>
          <table:table-cell office:value-type="float" office:value="11879848" table:style-name="ce53">
            <text:p><text:s text:c="3"/>11,879,848</text:p>
          </table:table-cell>
          <table:table-cell office:value-type="float" office:value="98.56" table:style-name="ce54">
            <text:p>98.56</text:p>
          </table:table-cell>
          <table:table-cell office:value-type="float" office:value="651.69000000000005" table:style-name="ce54">
            <text:p>651.69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 table:style-name="ce11"/>
        </table:table-row>
        <table:table-row table:style-name="ro8">
          <table:table-cell office:value-type="string" table:style-name="ce52">
            <text:p>4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8" table:style-name="ce53">
            <text:p><text:s text:c="3"/>142,748</text:p>
          </table:table-cell>
          <table:table-cell office:value-type="float" office:value="8762104" table:style-name="ce53">
            <text:p><text:s text:c="3"/>8,762,104</text:p>
          </table:table-cell>
          <table:table-cell office:value-type="float" office:value="23589312" table:style-name="ce53">
            <text:p><text:s text:c="3"/>23,589,312</text:p>
          </table:table-cell>
          <table:table-cell office:value-type="float" office:value="11708129" table:style-name="ce53">
            <text:p><text:s text:c="3"/>11,708,129</text:p>
          </table:table-cell>
          <table:table-cell office:value-type="float" office:value="11881183" table:style-name="ce53">
            <text:p><text:s text:c="3"/>11,881,183</text:p>
          </table:table-cell>
          <table:table-cell office:value-type="float" office:value="98.54" table:style-name="ce54">
            <text:p>98.54</text:p>
          </table:table-cell>
          <table:table-cell office:value-type="float" office:value="651.69000000000005" table:style-name="ce54">
            <text:p>651.69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5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9" table:style-name="ce53">
            <text:p><text:s text:c="3"/>142,739</text:p>
          </table:table-cell>
          <table:table-cell office:value-type="float" office:value="8771842" table:style-name="ce53">
            <text:p><text:s text:c="3"/>8,771,842</text:p>
          </table:table-cell>
          <table:table-cell office:value-type="float" office:value="23589870" table:style-name="ce53">
            <text:p><text:s text:c="3"/>23,589,870</text:p>
          </table:table-cell>
          <table:table-cell office:value-type="float" office:value="11707074" table:style-name="ce53">
            <text:p><text:s text:c="3"/>11,707,074</text:p>
          </table:table-cell>
          <table:table-cell office:value-type="float" office:value="11882796" table:style-name="ce53">
            <text:p><text:s text:c="3"/>11,882,796</text:p>
          </table:table-cell>
          <table:table-cell office:value-type="float" office:value="98.52" table:style-name="ce54">
            <text:p>98.52</text:p>
          </table:table-cell>
          <table:table-cell office:value-type="float" office:value="651.71" table:style-name="ce54">
            <text:p>651.71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6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8" table:style-name="ce53">
            <text:p><text:s text:c="3"/>142,748</text:p>
          </table:table-cell>
          <table:table-cell office:value-type="float" office:value="8778661" table:style-name="ce53">
            <text:p><text:s text:c="3"/>8,778,661</text:p>
          </table:table-cell>
          <table:table-cell office:value-type="float" office:value="23591031" table:style-name="ce53">
            <text:p><text:s text:c="3"/>23,591,031</text:p>
          </table:table-cell>
          <table:table-cell office:value-type="float" office:value="11706411" table:style-name="ce53">
            <text:p><text:s text:c="3"/>11,706,411</text:p>
          </table:table-cell>
          <table:table-cell office:value-type="float" office:value="11884620" table:style-name="ce53">
            <text:p><text:s text:c="3"/>11,884,620</text:p>
          </table:table-cell>
          <table:table-cell office:value-type="float" office:value="98.5" table:style-name="ce54">
            <text:p>98.50</text:p>
          </table:table-cell>
          <table:table-cell office:value-type="float" office:value="651.74" table:style-name="ce54">
            <text:p>651.74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7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50" table:style-name="ce53">
            <text:p><text:s text:c="3"/>142,750</text:p>
          </table:table-cell>
          <table:table-cell office:value-type="float" office:value="8788954" table:style-name="ce53">
            <text:p><text:s text:c="3"/>8,788,954</text:p>
          </table:table-cell>
          <table:table-cell office:value-type="float" office:value="23592598" table:style-name="ce53">
            <text:p><text:s text:c="3"/>23,592,598</text:p>
          </table:table-cell>
          <table:table-cell office:value-type="float" office:value="11705811" table:style-name="ce53">
            <text:p><text:s text:c="3"/>11,705,811</text:p>
          </table:table-cell>
          <table:table-cell office:value-type="float" office:value="11886787" table:style-name="ce53">
            <text:p><text:s text:c="3"/>11,886,787</text:p>
          </table:table-cell>
          <table:table-cell office:value-type="float" office:value="98.48" table:style-name="ce54">
            <text:p>98.48</text:p>
          </table:table-cell>
          <table:table-cell office:value-type="float" office:value="651.78" table:style-name="ce54">
            <text:p>651.78</text:p>
          </table:table-cell>
          <table:table-cell office:value-type="float" office:value="2.68" table:style-name="ce55">
            <text:p>2.68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8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94" table:style-name="ce53">
            <text:p><text:s text:c="3"/>142,794</text:p>
          </table:table-cell>
          <table:table-cell office:value-type="float" office:value="8802401" table:style-name="ce53">
            <text:p><text:s text:c="3"/>8,802,401</text:p>
          </table:table-cell>
          <table:table-cell office:value-type="float" office:value="23593794" table:style-name="ce53">
            <text:p><text:s text:c="3"/>23,593,794</text:p>
          </table:table-cell>
          <table:table-cell office:value-type="float" office:value="11705234" table:style-name="ce53">
            <text:p><text:s text:c="3"/>11,705,234</text:p>
          </table:table-cell>
          <table:table-cell office:value-type="float" office:value="11888560" table:style-name="ce53">
            <text:p><text:s text:c="3"/>11,888,560</text:p>
          </table:table-cell>
          <table:table-cell office:value-type="float" office:value="98.46" table:style-name="ce54">
            <text:p>98.46</text:p>
          </table:table-cell>
          <table:table-cell office:value-type="float" office:value="651.82000000000005" table:style-name="ce54">
            <text:p>651.82</text:p>
          </table:table-cell>
          <table:table-cell office:value-type="float" office:value="2.68" table:style-name="ce55">
            <text:p>2.68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9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91" table:style-name="ce53">
            <text:p><text:s text:c="3"/>142,791</text:p>
          </table:table-cell>
          <table:table-cell office:value-type="float" office:value="8824319" table:style-name="ce53">
            <text:p><text:s text:c="3"/>8,824,319</text:p>
          </table:table-cell>
          <table:table-cell office:value-type="float" office:value="23593783" table:style-name="ce53">
            <text:p><text:s text:c="3"/>23,593,783</text:p>
          </table:table-cell>
          <table:table-cell office:value-type="float" office:value="11704227" table:style-name="ce53">
            <text:p><text:s text:c="3"/>11,704,227</text:p>
          </table:table-cell>
          <table:table-cell office:value-type="float" office:value="11889556" table:style-name="ce53">
            <text:p><text:s text:c="3"/>11,889,556</text:p>
          </table:table-cell>
          <table:table-cell office:value-type="float" office:value="98.44" table:style-name="ce54">
            <text:p>98.44</text:p>
          </table:table-cell>
          <table:table-cell office:value-type="float" office:value="651.80999999999995" table:style-name="ce54">
            <text:p>651.81</text:p>
          </table:table-cell>
          <table:table-cell office:value-type="float" office:value="2.67" table:style-name="ce55">
            <text:p>2.67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10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89" table:style-name="ce53">
            <text:p><text:s text:c="3"/>142,789</text:p>
          </table:table-cell>
          <table:table-cell office:value-type="float" office:value="8826808" table:style-name="ce53">
            <text:p><text:s text:c="3"/>8,826,808</text:p>
          </table:table-cell>
          <table:table-cell office:value-type="float" office:value="23596266" table:style-name="ce53">
            <text:p><text:s text:c="3"/>23,596,266</text:p>
          </table:table-cell>
          <table:table-cell office:value-type="float" office:value="11704142" table:style-name="ce53">
            <text:p><text:s text:c="3"/>11,704,142</text:p>
          </table:table-cell>
          <table:table-cell office:value-type="float" office:value="11892124" table:style-name="ce53">
            <text:p><text:s text:c="3"/>11,892,124</text:p>
          </table:table-cell>
          <table:table-cell office:value-type="float" office:value="98.42" table:style-name="ce54">
            <text:p>98.42</text:p>
          </table:table-cell>
          <table:table-cell office:value-type="float" office:value="651.88" table:style-name="ce54">
            <text:p>651.88</text:p>
          </table:table-cell>
          <table:table-cell office:value-type="float" office:value="2.67" table:style-name="ce55">
            <text:p>2.67</text:p>
          </table:table-cell>
          <table:table-cell table:style-name="ce51"/>
          <table:table-cell table:number-columns-repeated="16371"/>
        </table:table-row>
        <table:table-row table:style-name="ro9">
          <table:table-cell office:value-type="string" table:style-name="ce56">
            <text:p>較上年同月　　増減 (%)</text:p>
          </table:table-cell>
          <table:table-cell office:value-type="float" office:value="0" table:style-name="ce57">
            <text:p>－</text:p>
          </table:table-cell>
          <table:table-cell office:value-type="float" office:value="0" table:style-name="ce57">
            <text:p>－</text:p>
          </table:table-cell>
          <table:table-cell office:value-type="float" office:value="0" table:style-name="ce57">
            <text:p>－</text:p>
          </table:table-cell>
          <table:table-cell office:value-type="float" office:value="4.4140520998276415E-2" table:style-name="ce58">
            <text:p>0.04</text:p>
          </table:table-cell>
          <table:table-cell office:value-type="float" office:value="1.1807698480020175" table:style-name="ce57">
            <text:p>1.18</text:p>
          </table:table-cell>
          <table:table-cell office:value-type="float" office:value="6.5447221478562689E-2" table:style-name="ce57">
            <text:p>0.07</text:p>
          </table:table-cell>
          <table:table-cell office:value-type="float" office:value="-6.3757251458787592E-2" table:style-name="ce57">
            <text:p><text:s text:c="3"/>－0.06</text:p>
          </table:table-cell>
          <table:table-cell office:value-type="float" office:value="0.19293594930890173" table:style-name="ce57">
            <text:p>0.19</text:p>
          </table:table-cell>
          <table:table-cell office:value-type="float" office:value="-0.25336981858720992" table:style-name="ce58">
            <text:p>－ <text:s text:c="2"/>0.25</text:p>
          </table:table-cell>
          <table:table-cell office:value-type="float" office:value="6.4470573788100435E-2" table:style-name="ce57">
            <text:p>0.06</text:p>
          </table:table-cell>
          <table:table-cell office:value-type="float" office:value="-1.1111111111111203" table:style-name="ce59">
            <text:p>－ <text:s text:c="2"/>1.11</text:p>
          </table:table-cell>
          <table:table-cell table:style-name="ce33"/>
          <table:table-cell table:number-columns-repeated="16371"/>
        </table:table-row>
        <table:table-row table:style-name="ro10">
          <table:table-cell office:value-type="string" table:style-name="ce60">
            <text:p>較本年上月</text:p>
            <text:p>増減 (%)</text:p>
          </table:table-cell>
          <table:table-cell office:value-type="float" office:value="0" table:style-name="ce61">
            <text:p>－</text:p>
          </table:table-cell>
          <table:table-cell office:value-type="float" office:value="0" table:style-name="ce61">
            <text:p>－</text:p>
          </table:table-cell>
          <table:table-cell office:value-type="float" office:value="0" table:style-name="ce61">
            <text:p>－</text:p>
          </table:table-cell>
          <table:table-cell office:value-type="float" office:value="-1.4006485002556184E-3" table:style-name="ce62">
            <text:p><text:s text:c="4"/>－0.00</text:p>
          </table:table-cell>
          <table:table-cell office:value-type="float" office:value="2.8206142592986497E-2" table:style-name="ce61">
            <text:p>0.03</text:p>
          </table:table-cell>
          <table:table-cell office:value-type="float" office:value="1.0523958790330487E-2" table:style-name="ce63">
            <text:p>0.01</text:p>
          </table:table-cell>
          <table:table-cell office:value-type="float" office:value="-7.262333514208158E-4" table:style-name="ce64">
            <text:p><text:s text:c="3"/>－0.00</text:p>
          </table:table-cell>
          <table:table-cell office:value-type="float" office:value="2.1598788045575461E-2" table:style-name="ce61">
            <text:p>0.02</text:p>
          </table:table-cell>
          <table:table-cell office:value-type="float" office:value="-2.0316944331568488E-2" table:style-name="ce65">
            <text:p>－ <text:s text:c="2"/>0.02</text:p>
          </table:table-cell>
          <table:table-cell office:value-type="float" office:value="1.073932587718047E-2" table:style-name="ce61">
            <text:p>0.01</text:p>
          </table:table-cell>
          <table:table-cell office:value-type="float" office:value="0" table:style-name="ce66">
            <text:p>－</text:p>
          </table:table-cell>
          <table:table-cell table:number-columns-repeated="16372" table:style-name="ce11"/>
        </table:table-row>
        <table:table-row table:style-name="ro6">
          <table:table-cell office:value-type="string" table:style-name="ce67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68"/>
          <table:table-cell table:number-columns-repeated="6" table:style-name="ce69"/>
          <table:table-cell table:style-name="ce11"/>
          <table:table-cell table:style-name="ce43"/>
          <table:table-cell table:style-name="ce70"/>
          <table:table-cell office:value-type="string" table:style-name="ce71">
            <text:p>內政部戶政司<text:span text:style-name="T3"><text:s/></text:span>民國<text:span text:style-name="T3">108</text:span>年<text:span text:style-name="T3">11</text:span>月<text:span text:style-name="T3">7</text:span>日編製</text:p>
          </table:table-cell>
          <table:table-cell table:number-columns-repeated="16372" table:style-name="ce11"/>
        </table:table-row>
        <table:table-row table:style-name="ro6">
          <table:table-cell office:value-type="string" table:style-name="ce1">
            <text:p><text:s text:c="6"/>2.本表村里數及鄰數自103年2月起係指設有戶籍之戶籍登記資料，非行政區域資料。</text:p>
          </table:table-cell>
          <table:table-cell table:style-name="ce68"/>
          <table:table-cell table:number-columns-repeated="6" table:style-name="ce69"/>
          <table:table-cell table:style-name="ce11"/>
          <table:table-cell table:style-name="ce43"/>
          <table:table-cell table:style-name="ce49"/>
          <table:table-cell table:style-name="ce72"/>
          <table:table-cell table:number-columns-repeated="16372" table:style-name="ce11"/>
        </table:table-row>
        <table:table-row table:style-name="ro6">
          <table:table-cell office:value-type="string" table:style-name="ce73">
            <text:p><text:s text:c="12"/>3.96年12月，原金門縣烏坵鄉面積因重測修正為1.2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4.96年12月起，我國土地面積增列東沙群島東沙島(2.38平方公里)及南沙群島太平島(0.4896平方公里)，由高雄市代管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4"/>；其設籍人口列於高雄市統計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5.98年2月，嘉義縣布袋鎮填海造地致面積增加1.9617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6.高雄市小港區土地面積100年9月因配合高雄港洲際貨櫃中心第一期工程計畫填築用地擴大為41.2061平方公里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9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80"/>
          <table:table-cell table:number-columns-repeated="16381" table:style-name="ce11"/>
        </table:table-row>
        <table:table-row table:style-name="ro6">
          <table:table-cell office:value-type="string" table:style-name="ce73">
            <text:p>　　 <text:s text:c="4"/>7.104年12月南沙太平島交通基礎整建工程竣工，增加面積0.0149平方公里。</text:p>
          </table:table-cell>
          <table:table-cell table:number-columns-repeated="2" table:style-name="ce80"/>
          <table:table-cell table:number-columns-repeated="16381" table:style-name="ce11"/>
        </table:table-row>
        <table:table-row table:number-rows-repeated="2" table:style-name="ro11">
          <table:table-cell table:style-name="ce67"/>
          <table:table-cell table:style-name="ce68"/>
          <table:table-cell table:number-columns-repeated="6" table:style-name="ce69"/>
          <table:table-cell table:style-name="ce11"/>
          <table:table-cell table:style-name="ce43"/>
          <table:table-cell table:style-name="ce49"/>
          <table:table-cell table:style-name="ce72"/>
          <table:table-cell table:number-columns-repeated="16372"/>
        </table:table-row>
        <table:table-row table:style-name="ro12">
          <table:table-cell table:style-name="ce1"/>
          <table:table-cell table:number-columns-repeated="16383" table:style-name="ce11"/>
        </table:table-row>
        <table:table-row table:number-rows-repeated="1048523" table:style-name="ro12">
          <table:table-cell table:number-columns-repeated="16384"/>
        </table:table-row>
      </table:table>
      <table:table table:name="02-縣市別" table:style-name="ta1">
        <table:table-column table:style-name="co11" table:default-cell-style-name="ce11"/>
        <table:table-column table:style-name="co12" table:default-cell-style-name="ce80"/>
        <table:table-column table:style-name="co3" table:default-cell-style-name="ce80"/>
        <table:table-column table:style-name="co3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5" table:default-cell-style-name="ce11"/>
        <table:table-column table:style-name="co17" table:default-cell-style-name="ce11"/>
        <table:table-column table:style-name="co7" table:default-cell-style-name="ce11"/>
        <table:table-column table:style-name="co1" table:default-cell-style-name="ce11"/>
        <table:table-column table:style-name="co10" table:number-columns-repeated="2" table:default-cell-style-name="ce11"/>
        <table:table-column table:style-name="co18" table:default-cell-style-name="ce11"/>
        <table:table-column table:style-name="co10" table:number-columns-repeated="16369" table:default-cell-style-name="ce11"/>
        <table:table-row table:style-name="ro13">
          <table:table-cell office:value-type="string" table:number-columns-spanned="12" table:number-rows-spanned="1" table:style-name="ce122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4">
          <table:table-cell table:style-name="ce1"/>
          <table:table-cell table:number-columns-repeated="4" table:style-name="ce81"/>
          <table:table-cell office:value-type="string" table:style-name="ce82">
            <text:p><text:s text:c="4"/>中 華 民 國 108 年 10 月 底</text:p>
          </table:table-cell>
          <table:table-cell table:number-columns-repeated="4" table:style-name="ce81"/>
          <table:table-cell office:value-type="string" table:style-name="ce4">
            <text:p><text:s text:c="10"/>單位：平方公里；個；戶；人</text:p>
          </table:table-cell>
          <table:table-cell table:style-name="ce81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32">
            <text:p>區<text:span text:style-name="T3"><text:s text:c="2"/></text:span>域<text:span text:style-name="T3"><text:s text:c="2"/></text:span>別</text:p>
          </table:table-cell>
          <table:table-cell office:value-type="string" table:style-name="ce8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4">
            <text:p>鄉鎮</text:p>
          </table:table-cell>
          <table:table-cell office:value-type="string" table:number-columns-spanned="1" table:number-rows-spanned="2" table:style-name="ce133">
            <text:p>村里數</text:p>
          </table:table-cell>
          <table:table-cell office:value-type="string" table:number-columns-spanned="1" table:number-rows-spanned="2" table:style-name="ce133">
            <text:p>鄰<text:span text:style-name="T3"><text:s text:c="2"/></text:span>數</text:p>
          </table:table-cell>
          <table:table-cell office:value-type="string" table:number-columns-spanned="1" table:number-rows-spanned="2" table:style-name="ce133">
            <text:p>戶<text:span text:style-name="T3"><text:s text:c="2"/></text:span>數</text:p>
          </table:table-cell>
          <table:table-cell office:value-type="string" table:number-columns-spanned="3" table:number-rows-spanned="1" table:style-name="ce133">
            <text:p>人　　口　　數</text:p>
          </table:table-cell>
          <table:covered-table-cell table:number-columns-repeated="2"/>
          <table:table-cell office:value-type="string" table:style-name="ce9">
            <text:p>性別比例<text:span text:style-name="T3"><text:s/>(<text:s/></text:span>每百</text:p>
          </table:table-cell>
          <table:table-cell office:value-type="string" table:style-name="ce10">
            <text:p>人口密度 ( 每平</text:p>
          </table:table-cell>
          <table:table-cell office:value-type="string" table:style-name="ce10">
            <text:p>戶<text:s/>量 ( 每戶</text:p>
          </table:table-cell>
          <table:table-cell table:number-columns-repeated="16372" table:style-name="ce11"/>
        </table:table-row>
        <table:table-row table:style-name="ro3">
          <table:covered-table-cell/>
          <table:table-cell office:value-type="string" table:style-name="ce85">
            <text:p>( 平方公里 )</text:p>
          </table:table-cell>
          <table:table-cell office:value-type="string" table:style-name="ce86">
            <text:p>市區數</text:p>
          </table:table-cell>
          <table:covered-table-cell/>
          <table:covered-table-cell/>
          <table:covered-table-cell/>
          <table:table-cell office:value-type="string" table:style-name="ce14">
            <text:p>總<text:span text:style-name="T3"><text:s text:c="3"/></text:span>計</text:p>
          </table:table-cell>
          <table:table-cell office:value-type="string" table:style-name="ce14">
            <text:p>男</text:p>
          </table:table-cell>
          <table:table-cell office:value-type="string" table:style-name="ce8">
            <text:p>女</text:p>
          </table:table-cell>
          <table:table-cell office:value-type="string" table:style-name="ce15">
            <text:p>女子所當男子數<text:span text:style-name="T3"><text:s/>)</text:span></text:p>
          </table:table-cell>
          <table:table-cell office:value-type="string" table:style-name="ce16">
            <text:p>方公里人口數 )</text:p>
          </table:table-cell>
          <table:table-cell office:value-type="string" table:style-name="ce87">
            <text:p><text:s/><text:span text:style-name="T1">平均人口數</text:span><text:s/><text:span text:style-name="T1">)</text:span></text:p>
          </table:table-cell>
          <table:table-cell table:number-columns-repeated="16372" table:style-name="ce11"/>
        </table:table-row>
        <table:table-row table:style-name="ro11">
          <table:table-cell office:value-type="string" table:style-name="ce88">
            <text:p>總 <text:s text:c="4"/>計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90">
            <text:p><text:s text:c="3"/>368</text:p>
          </table:table-cell>
          <table:table-cell office:value-type="float" office:value="7760" table:style-name="ce46">
            <text:p><text:s text:c="3"/>7,760</text:p>
          </table:table-cell>
          <table:table-cell office:value-type="float" office:value="142789" table:style-name="ce46">
            <text:p><text:s text:c="3"/>142,789</text:p>
          </table:table-cell>
          <table:table-cell office:value-type="float" office:value="8826808" table:style-name="ce46">
            <text:p><text:s text:c="3"/>8,826,808</text:p>
          </table:table-cell>
          <table:table-cell office:value-type="float" office:value="23596266" table:style-name="ce46">
            <text:p><text:s text:c="3"/>23,596,266</text:p>
          </table:table-cell>
          <table:table-cell office:value-type="float" office:value="11704142" table:style-name="ce46">
            <text:p><text:s text:c="3"/>11,704,142</text:p>
          </table:table-cell>
          <table:table-cell office:value-type="float" office:value="11892124" table:style-name="ce46">
            <text:p><text:s text:c="3"/>11,892,124</text:p>
          </table:table-cell>
          <table:table-cell office:value-type="float" office:value="98.42" table:style-name="ce47">
            <text:p>98.42</text:p>
          </table:table-cell>
          <table:table-cell office:value-type="float" office:value="651.88" table:style-name="ce47">
            <text:p>651.88</text:p>
          </table:table-cell>
          <table:table-cell office:value-type="float" office:value="2.67" table:style-name="ce48">
            <text:p>2.67</text:p>
          </table:table-cell>
          <table:table-cell table:style-name="ce78"/>
          <table:table-cell table:style-name="ce91"/>
          <table:table-cell table:style-name="ce92"/>
          <table:table-cell table:style-name="ce93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新北市</text:p>
          </table:table-cell>
          <table:table-cell office:value-type="float" office:value="2052.5666999999999" table:style-name="ce94">
            <text:p>2,052.5667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1032" table:style-name="ce46">
            <text:p><text:s text:c="3"/>1,032</text:p>
          </table:table-cell>
          <table:table-cell office:value-type="float" office:value="22155" table:style-name="ce46">
            <text:p><text:s text:c="3"/>22,155</text:p>
          </table:table-cell>
          <table:table-cell office:value-type="float" office:value="1582005" table:style-name="ce46">
            <text:p><text:s text:c="3"/>1,582,005</text:p>
          </table:table-cell>
          <table:table-cell office:value-type="float" office:value="4014560" table:style-name="ce46">
            <text:p><text:s text:c="3"/>4,014,560</text:p>
          </table:table-cell>
          <table:table-cell office:value-type="float" office:value="1962109" table:style-name="ce46">
            <text:p><text:s text:c="3"/>1,962,109</text:p>
          </table:table-cell>
          <table:table-cell office:value-type="float" office:value="2052451" table:style-name="ce46">
            <text:p><text:s text:c="3"/>2,052,451</text:p>
          </table:table-cell>
          <table:table-cell office:value-type="float" office:value="95.6" table:style-name="ce47">
            <text:p>95.60</text:p>
          </table:table-cell>
          <table:table-cell office:value-type="float" office:value="1955.87" table:style-name="ce47">
            <text:p>1,955.87</text:p>
          </table:table-cell>
          <table:table-cell office:value-type="float" office:value="2.54" table:style-name="ce48">
            <text:p>2.54</text:p>
          </table:table-cell>
          <table:table-cell table:style-name="ce78"/>
          <table:table-cell table:style-name="ce96"/>
          <table:table-cell table:style-name="ce92"/>
          <table:table-cell table:style-name="ce93"/>
          <table:table-cell table:style-name="ce78"/>
          <table:table-cell table:number-columns-repeated="16367"/>
        </table:table-row>
        <table:table-row table:style-name="ro15">
          <table:table-cell office:value-type="string" table:style-name="ce97">
            <text:p>臺北市</text:p>
          </table:table-cell>
          <table:table-cell office:value-type="float" office:value="271.79969999999997" table:style-name="ce94">
            <text:p>271.7997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9565" table:style-name="ce46">
            <text:p><text:s text:c="3"/>9,565</text:p>
          </table:table-cell>
          <table:table-cell office:value-type="float" office:value="1061184" table:style-name="ce46">
            <text:p><text:s text:c="3"/>1,061,184</text:p>
          </table:table-cell>
          <table:table-cell office:value-type="float" office:value="2646204" table:style-name="ce46">
            <text:p><text:s text:c="3"/>2,646,204</text:p>
          </table:table-cell>
          <table:table-cell office:value-type="float" office:value="1260951" table:style-name="ce46">
            <text:p><text:s text:c="3"/>1,260,951</text:p>
          </table:table-cell>
          <table:table-cell office:value-type="float" office:value="1385253" table:style-name="ce46">
            <text:p><text:s text:c="3"/>1,385,253</text:p>
          </table:table-cell>
          <table:table-cell office:value-type="float" office:value="91.03" table:style-name="ce47">
            <text:p>91.03</text:p>
          </table:table-cell>
          <table:table-cell office:value-type="float" office:value="9735.86" table:style-name="ce47">
            <text:p>9,735.86</text:p>
          </table:table-cell>
          <table:table-cell office:value-type="float" office:value="2.4900000000000002" table:style-name="ce48">
            <text:p>2.49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桃園市</text:p>
          </table:table-cell>
          <table:table-cell office:value-type="float" office:value="1220.954" table:style-name="ce94">
            <text:p>1,220.9540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1851" table:style-name="ce46">
            <text:p><text:s text:c="3"/>11,851</text:p>
          </table:table-cell>
          <table:table-cell office:value-type="float" office:value="824295" table:style-name="ce46">
            <text:p><text:s text:c="3"/>824,295</text:p>
          </table:table-cell>
          <table:table-cell office:value-type="float" office:value="2245059" table:style-name="ce46">
            <text:p><text:s text:c="3"/>2,245,059</text:p>
          </table:table-cell>
          <table:table-cell office:value-type="float" office:value="1114438" table:style-name="ce46">
            <text:p><text:s text:c="3"/>1,114,438</text:p>
          </table:table-cell>
          <table:table-cell office:value-type="float" office:value="1130621" table:style-name="ce46">
            <text:p><text:s text:c="3"/>1,130,621</text:p>
          </table:table-cell>
          <table:table-cell office:value-type="float" office:value="98.57" table:style-name="ce47">
            <text:p>98.57</text:p>
          </table:table-cell>
          <table:table-cell office:value-type="float" office:value="1838.77" table:style-name="ce47">
            <text:p>1,838.77</text:p>
          </table:table-cell>
          <table:table-cell office:value-type="float" office:value="2.72" table:style-name="ce48">
            <text:p>2.72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6">
          <table:table-cell office:value-type="string" table:style-name="ce88">
            <text:p>臺中市</text:p>
          </table:table-cell>
          <table:table-cell office:value-type="float" office:value="2214.8968" table:style-name="ce94">
            <text:p>2,214.8968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12518" table:style-name="ce46">
            <text:p><text:s text:c="3"/>12,518</text:p>
          </table:table-cell>
          <table:table-cell office:value-type="float" office:value="985583" table:style-name="ce46">
            <text:p><text:s text:c="3"/>985,583</text:p>
          </table:table-cell>
          <table:table-cell office:value-type="float" office:value="2813397" table:style-name="ce46">
            <text:p><text:s text:c="3"/>2,813,397</text:p>
          </table:table-cell>
          <table:table-cell office:value-type="float" office:value="1383437" table:style-name="ce46">
            <text:p><text:s text:c="3"/>1,383,437</text:p>
          </table:table-cell>
          <table:table-cell office:value-type="float" office:value="1429960" table:style-name="ce46">
            <text:p><text:s text:c="3"/>1,429,960</text:p>
          </table:table-cell>
          <table:table-cell office:value-type="float" office:value="96.75" table:style-name="ce47">
            <text:p>96.75</text:p>
          </table:table-cell>
          <table:table-cell office:value-type="float" office:value="1270.22" table:style-name="ce47">
            <text:p>1,270.22</text:p>
          </table:table-cell>
          <table:table-cell office:value-type="float" office:value="2.85" table:style-name="ce48">
            <text:p>2.85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臺南市</text:p>
          </table:table-cell>
          <table:table-cell office:value-type="float" office:value="2191.6531" table:style-name="ce94">
            <text:p>2,191.6531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9653" table:style-name="ce46">
            <text:p><text:s text:c="3"/>9,653</text:p>
          </table:table-cell>
          <table:table-cell office:value-type="float" office:value="695986" table:style-name="ce46">
            <text:p><text:s text:c="3"/>695,986</text:p>
          </table:table-cell>
          <table:table-cell office:value-type="float" office:value="1881204" table:style-name="ce46">
            <text:p><text:s text:c="3"/>1,881,204</text:p>
          </table:table-cell>
          <table:table-cell office:value-type="float" office:value="937700" table:style-name="ce46">
            <text:p><text:s text:c="3"/>937,700</text:p>
          </table:table-cell>
          <table:table-cell office:value-type="float" office:value="943504" table:style-name="ce46">
            <text:p><text:s text:c="3"/>943,504</text:p>
          </table:table-cell>
          <table:table-cell office:value-type="float" office:value="99.38" table:style-name="ce47">
            <text:p>99.38</text:p>
          </table:table-cell>
          <table:table-cell office:value-type="float" office:value="858.35" table:style-name="ce47">
            <text:p>858.35</text:p>
          </table:table-cell>
          <table:table-cell office:value-type="float" office:value="2.7" table:style-name="ce48">
            <text:p>2.70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7">
          <table:table-cell office:value-type="string" table:style-name="ce88">
            <text:p>高雄市</text:p>
          </table:table-cell>
          <table:table-cell office:value-type="float" office:value="2951.8524000000002" table:style-name="ce94">
            <text:p>2,951.8524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891" table:style-name="ce46">
            <text:p><text:s text:c="3"/>891</text:p>
          </table:table-cell>
          <table:table-cell office:value-type="float" office:value="17310" table:style-name="ce46">
            <text:p><text:s text:c="3"/>17,310</text:p>
          </table:table-cell>
          <table:table-cell office:value-type="float" office:value="1109792" table:style-name="ce46">
            <text:p><text:s text:c="3"/>1,109,792</text:p>
          </table:table-cell>
          <table:table-cell office:value-type="float" office:value="2773127" table:style-name="ce46">
            <text:p><text:s text:c="3"/>2,773,127</text:p>
          </table:table-cell>
          <table:table-cell office:value-type="float" office:value="1370115" table:style-name="ce46">
            <text:p><text:s text:c="3"/>1,370,115</text:p>
          </table:table-cell>
          <table:table-cell office:value-type="float" office:value="1403012" table:style-name="ce46">
            <text:p><text:s text:c="3"/>1,403,012</text:p>
          </table:table-cell>
          <table:table-cell office:value-type="float" office:value="97.66" table:style-name="ce47">
            <text:p>97.66</text:p>
          </table:table-cell>
          <table:table-cell office:value-type="float" office:value="939.45" table:style-name="ce47">
            <text:p>939.45</text:p>
          </table:table-cell>
          <table:table-cell office:value-type="float" office:value="2.5" table:style-name="ce48">
            <text:p>2.5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6">
          <table:table-cell office:value-type="string" table:style-name="ce88">
            <text:p>臺灣省</text:p>
          </table:table-cell>
          <table:table-cell office:value-type="float" office:value="25110.003700000001" table:style-name="ce94">
            <text:p>25,110.0037</text:p>
          </table:table-cell>
          <table:table-cell office:value-type="float" office:value="200" table:style-name="ce95">
            <text:p><text:s text:c="3"/>200</text:p>
          </table:table-cell>
          <table:table-cell office:value-type="float" office:value="3544" table:style-name="ce46">
            <text:p><text:s text:c="3"/>3,544</text:p>
          </table:table-cell>
          <table:table-cell office:value-type="float" office:value="58825" table:style-name="ce46">
            <text:p><text:s text:c="3"/>58,825</text:p>
          </table:table-cell>
          <table:table-cell office:value-type="float" office:value="2523609" table:style-name="ce46">
            <text:p><text:s text:c="3"/>2,523,609</text:p>
          </table:table-cell>
          <table:table-cell office:value-type="float" office:value="7069581" table:style-name="ce46">
            <text:p><text:s text:c="3"/>7,069,581</text:p>
          </table:table-cell>
          <table:table-cell office:value-type="float" office:value="3597979" table:style-name="ce46">
            <text:p><text:s text:c="3"/>3,597,979</text:p>
          </table:table-cell>
          <table:table-cell office:value-type="float" office:value="3471602" table:style-name="ce46">
            <text:p><text:s text:c="3"/>3,471,602</text:p>
          </table:table-cell>
          <table:table-cell office:value-type="float" office:value="103.64" table:style-name="ce47">
            <text:p>103.64</text:p>
          </table:table-cell>
          <table:table-cell office:value-type="float" office:value="281.54000000000002" table:style-name="ce47">
            <text:p>281.54</text:p>
          </table:table-cell>
          <table:table-cell office:value-type="float" office:value="2.8" table:style-name="ce48">
            <text:p>2.8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5">
          <table:table-cell office:value-type="string" table:style-name="ce103">
            <text:p>宜蘭縣</text:p>
          </table:table-cell>
          <table:table-cell office:value-type="float" office:value="2143.6251000000002" table:style-name="ce104">
            <text:p>2,143.625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233" table:style-name="ce53">
            <text:p><text:s text:c="3"/>233</text:p>
          </table:table-cell>
          <table:table-cell office:value-type="float" office:value="3660" table:style-name="ce53">
            <text:p><text:s text:c="3"/>3,660</text:p>
          </table:table-cell>
          <table:table-cell office:value-type="float" office:value="170758" table:style-name="ce53">
            <text:p><text:s text:c="3"/>170,758</text:p>
          </table:table-cell>
          <table:table-cell office:value-type="float" office:value="454287" table:style-name="ce53">
            <text:p><text:s text:c="3"/>454,287</text:p>
          </table:table-cell>
          <table:table-cell office:value-type="float" office:value="229312" table:style-name="ce53">
            <text:p><text:s text:c="3"/>229,312</text:p>
          </table:table-cell>
          <table:table-cell office:value-type="float" office:value="224975" table:style-name="ce53">
            <text:p><text:s text:c="3"/>224,975</text:p>
          </table:table-cell>
          <table:table-cell office:value-type="float" office:value="101.93" table:style-name="ce54">
            <text:p>101.93</text:p>
          </table:table-cell>
          <table:table-cell office:value-type="float" office:value="211.92" table:style-name="ce54">
            <text:p>211.92</text:p>
          </table:table-cell>
          <table:table-cell office:value-type="float" office:value="2.66" table:style-name="ce55">
            <text:p>2.6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新竹縣</text:p>
          </table:table-cell>
          <table:table-cell office:value-type="float" office:value="1427.5369000000001" table:style-name="ce104">
            <text:p>1,427.5369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92" table:style-name="ce53">
            <text:p><text:s text:c="3"/>192</text:p>
          </table:table-cell>
          <table:table-cell office:value-type="float" office:value="3288" table:style-name="ce53">
            <text:p><text:s text:c="3"/>3,288</text:p>
          </table:table-cell>
          <table:table-cell office:value-type="float" office:value="200085" table:style-name="ce53">
            <text:p><text:s text:c="3"/>200,085</text:p>
          </table:table-cell>
          <table:table-cell office:value-type="float" office:value="563104" table:style-name="ce53">
            <text:p><text:s text:c="3"/>563,104</text:p>
          </table:table-cell>
          <table:table-cell office:value-type="float" office:value="287443" table:style-name="ce53">
            <text:p><text:s text:c="3"/>287,443</text:p>
          </table:table-cell>
          <table:table-cell office:value-type="float" office:value="275661" table:style-name="ce53">
            <text:p><text:s text:c="3"/>275,661</text:p>
          </table:table-cell>
          <table:table-cell office:value-type="float" office:value="104.27" table:style-name="ce54">
            <text:p>104.27</text:p>
          </table:table-cell>
          <table:table-cell office:value-type="float" office:value="394.46" table:style-name="ce54">
            <text:p>394.46</text:p>
          </table:table-cell>
          <table:table-cell office:value-type="float" office:value="2.81" table:style-name="ce55">
            <text:p>2.81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苗栗縣</text:p>
          </table:table-cell>
          <table:table-cell office:value-type="float" office:value="1820.3149000000001" table:style-name="ce104">
            <text:p>1,820.3149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275" table:style-name="ce53">
            <text:p><text:s text:c="3"/>275</text:p>
          </table:table-cell>
          <table:table-cell office:value-type="float" office:value="4679" table:style-name="ce53">
            <text:p><text:s text:c="3"/>4,679</text:p>
          </table:table-cell>
          <table:table-cell office:value-type="float" office:value="191063" table:style-name="ce53">
            <text:p><text:s text:c="3"/>191,063</text:p>
          </table:table-cell>
          <table:table-cell office:value-type="float" office:value="545852" table:style-name="ce53">
            <text:p><text:s text:c="3"/>545,852</text:p>
          </table:table-cell>
          <table:table-cell office:value-type="float" office:value="281519" table:style-name="ce53">
            <text:p><text:s text:c="3"/>281,519</text:p>
          </table:table-cell>
          <table:table-cell office:value-type="float" office:value="264333" table:style-name="ce53">
            <text:p><text:s text:c="3"/>264,333</text:p>
          </table:table-cell>
          <table:table-cell office:value-type="float" office:value="106.5" table:style-name="ce54">
            <text:p>106.50</text:p>
          </table:table-cell>
          <table:table-cell office:value-type="float" office:value="299.87" table:style-name="ce54">
            <text:p>299.87</text:p>
          </table:table-cell>
          <table:table-cell office:value-type="float" office:value="2.86" table:style-name="ce55">
            <text:p>2.8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彰化縣</text:p>
          </table:table-cell>
          <table:table-cell office:value-type="float" office:value="1074.396" table:style-name="ce104">
            <text:p>1,074.3960</text:p>
          </table:table-cell>
          <table:table-cell office:value-type="float" office:value="26" table:style-name="ce105">
            <text:p><text:s text:c="3"/>26</text:p>
          </table:table-cell>
          <table:table-cell office:value-type="float" office:value="589" table:style-name="ce53">
            <text:p><text:s text:c="3"/>589</text:p>
          </table:table-cell>
          <table:table-cell office:value-type="float" office:value="9169" table:style-name="ce53">
            <text:p><text:s text:c="3"/>9,169</text:p>
          </table:table-cell>
          <table:table-cell office:value-type="float" office:value="392595" table:style-name="ce53">
            <text:p><text:s text:c="3"/>392,595</text:p>
          </table:table-cell>
          <table:table-cell office:value-type="float" office:value="1272939" table:style-name="ce53">
            <text:p><text:s text:c="3"/>1,272,939</text:p>
          </table:table-cell>
          <table:table-cell office:value-type="float" office:value="647673" table:style-name="ce53">
            <text:p><text:s text:c="3"/>647,673</text:p>
          </table:table-cell>
          <table:table-cell office:value-type="float" office:value="625266" table:style-name="ce53">
            <text:p><text:s text:c="3"/>625,266</text:p>
          </table:table-cell>
          <table:table-cell office:value-type="float" office:value="103.58" table:style-name="ce54">
            <text:p>103.58</text:p>
          </table:table-cell>
          <table:table-cell office:value-type="float" office:value="1184.79" table:style-name="ce54">
            <text:p>1,184.79</text:p>
          </table:table-cell>
          <table:table-cell office:value-type="float" office:value="3.24" table:style-name="ce55">
            <text:p>3.24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8">
          <table:table-cell office:value-type="string" table:style-name="ce103">
            <text:p>南投縣</text:p>
          </table:table-cell>
          <table:table-cell office:value-type="float" office:value="4106.4359999999997" table:style-name="ce104">
            <text:p>4,106.4360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262" table:style-name="ce53">
            <text:p><text:s text:c="3"/>262</text:p>
          </table:table-cell>
          <table:table-cell office:value-type="float" office:value="4274" table:style-name="ce53">
            <text:p><text:s text:c="3"/>4,274</text:p>
          </table:table-cell>
          <table:table-cell office:value-type="float" office:value="179097" table:style-name="ce53">
            <text:p><text:s text:c="3"/>179,097</text:p>
          </table:table-cell>
          <table:table-cell office:value-type="float" office:value="494522" table:style-name="ce53">
            <text:p><text:s text:c="3"/>494,522</text:p>
          </table:table-cell>
          <table:table-cell office:value-type="float" office:value="252952" table:style-name="ce53">
            <text:p><text:s text:c="3"/>252,952</text:p>
          </table:table-cell>
          <table:table-cell office:value-type="float" office:value="241570" table:style-name="ce53">
            <text:p><text:s text:c="3"/>241,570</text:p>
          </table:table-cell>
          <table:table-cell office:value-type="float" office:value="104.71" table:style-name="ce54">
            <text:p>104.71</text:p>
          </table:table-cell>
          <table:table-cell office:value-type="float" office:value="120.43" table:style-name="ce54">
            <text:p>120.43</text:p>
          </table:table-cell>
          <table:table-cell office:value-type="float" office:value="2.76" table:style-name="ce55">
            <text:p>2.7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11">
          <table:table-cell office:value-type="string" table:style-name="ce103">
            <text:p>雲林縣</text:p>
          </table:table-cell>
          <table:table-cell office:value-type="float" office:value="1290.8326" table:style-name="ce104">
            <text:p>1,290.8326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391" table:style-name="ce53">
            <text:p><text:s text:c="3"/>391</text:p>
          </table:table-cell>
          <table:table-cell office:value-type="float" office:value="6465" table:style-name="ce53">
            <text:p><text:s text:c="3"/>6,465</text:p>
          </table:table-cell>
          <table:table-cell office:value-type="float" office:value="242050" table:style-name="ce53">
            <text:p><text:s text:c="3"/>242,050</text:p>
          </table:table-cell>
          <table:table-cell office:value-type="float" office:value="681834" table:style-name="ce53">
            <text:p><text:s text:c="3"/>681,834</text:p>
          </table:table-cell>
          <table:table-cell office:value-type="float" office:value="353138" table:style-name="ce53">
            <text:p><text:s text:c="3"/>353,138</text:p>
          </table:table-cell>
          <table:table-cell office:value-type="float" office:value="328696" table:style-name="ce53">
            <text:p><text:s text:c="3"/>328,696</text:p>
          </table:table-cell>
          <table:table-cell office:value-type="float" office:value="107.44" table:style-name="ce54">
            <text:p>107.44</text:p>
          </table:table-cell>
          <table:table-cell office:value-type="float" office:value="528.21" table:style-name="ce54">
            <text:p>528.21</text:p>
          </table:table-cell>
          <table:table-cell office:value-type="float" office:value="2.82" table:style-name="ce55">
            <text:p>2.82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11">
          <table:table-cell office:value-type="string" table:style-name="ce103">
            <text:p>嘉義縣</text:p>
          </table:table-cell>
          <table:table-cell office:value-type="float" office:value="1903.6367" table:style-name="ce104">
            <text:p>1,903.6367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357" table:style-name="ce53">
            <text:p><text:s text:c="3"/>357</text:p>
          </table:table-cell>
          <table:table-cell office:value-type="float" office:value="5340" table:style-name="ce53">
            <text:p><text:s text:c="3"/>5,340</text:p>
          </table:table-cell>
          <table:table-cell office:value-type="float" office:value="183682" table:style-name="ce53">
            <text:p><text:s text:c="3"/>183,682</text:p>
          </table:table-cell>
          <table:table-cell office:value-type="float" office:value="503485" table:style-name="ce53">
            <text:p><text:s text:c="3"/>503,485</text:p>
          </table:table-cell>
          <table:table-cell office:value-type="float" office:value="261407" table:style-name="ce53">
            <text:p><text:s text:c="3"/>261,407</text:p>
          </table:table-cell>
          <table:table-cell office:value-type="float" office:value="242078" table:style-name="ce53">
            <text:p><text:s text:c="3"/>242,078</text:p>
          </table:table-cell>
          <table:table-cell office:value-type="float" office:value="107.98" table:style-name="ce54">
            <text:p>107.98</text:p>
          </table:table-cell>
          <table:table-cell office:value-type="float" office:value="264.49" table:style-name="ce54">
            <text:p>264.49</text:p>
          </table:table-cell>
          <table:table-cell office:value-type="float" office:value="2.74" table:style-name="ce55">
            <text:p>2.74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11">
          <table:table-cell office:value-type="string" table:style-name="ce103">
            <text:p>屏東縣</text:p>
          </table:table-cell>
          <table:table-cell office:value-type="float" office:value="2775.6003000000001" table:style-name="ce104">
            <text:p>2,775.6003</text:p>
          </table:table-cell>
          <table:table-cell office:value-type="float" office:value="33" table:style-name="ce105">
            <text:p><text:s text:c="3"/>33</text:p>
          </table:table-cell>
          <table:table-cell office:value-type="float" office:value="463" table:style-name="ce53">
            <text:p><text:s text:c="3"/>463</text:p>
          </table:table-cell>
          <table:table-cell office:value-type="float" office:value="7394" table:style-name="ce53">
            <text:p><text:s text:c="3"/>7,394</text:p>
          </table:table-cell>
          <table:table-cell office:value-type="float" office:value="289781" table:style-name="ce53">
            <text:p><text:s text:c="3"/>289,781</text:p>
          </table:table-cell>
          <table:table-cell office:value-type="float" office:value="819793" table:style-name="ce53">
            <text:p><text:s text:c="3"/>819,793</text:p>
          </table:table-cell>
          <table:table-cell office:value-type="float" office:value="418176" table:style-name="ce53">
            <text:p><text:s text:c="3"/>418,176</text:p>
          </table:table-cell>
          <table:table-cell office:value-type="float" office:value="401617" table:style-name="ce53">
            <text:p><text:s text:c="3"/>401,617</text:p>
          </table:table-cell>
          <table:table-cell office:value-type="float" office:value="104.12" table:style-name="ce54">
            <text:p>104.12</text:p>
          </table:table-cell>
          <table:table-cell office:value-type="float" office:value="295.36" table:style-name="ce54">
            <text:p>295.36</text:p>
          </table:table-cell>
          <table:table-cell office:value-type="float" office:value="2.83" table:style-name="ce55">
            <text:p>2.83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18">
          <table:table-cell office:value-type="string" table:style-name="ce103">
            <text:p>臺東縣</text:p>
          </table:table-cell>
          <table:table-cell office:value-type="float" office:value="3515.2525999999998" table:style-name="ce104">
            <text:p>3,515.2526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147" table:style-name="ce53">
            <text:p><text:s text:c="3"/>147</text:p>
          </table:table-cell>
          <table:table-cell office:value-type="float" office:value="2682" table:style-name="ce53">
            <text:p><text:s text:c="3"/>2,682</text:p>
          </table:table-cell>
          <table:table-cell office:value-type="float" office:value="83223" table:style-name="ce53">
            <text:p><text:s text:c="3"/>83,223</text:p>
          </table:table-cell>
          <table:table-cell office:value-type="float" office:value="217074" table:style-name="ce53">
            <text:p><text:s text:c="3"/>217,074</text:p>
          </table:table-cell>
          <table:table-cell office:value-type="float" office:value="111756" table:style-name="ce53">
            <text:p><text:s text:c="3"/>111,756</text:p>
          </table:table-cell>
          <table:table-cell office:value-type="float" office:value="105318" table:style-name="ce53">
            <text:p><text:s text:c="3"/>105,318</text:p>
          </table:table-cell>
          <table:table-cell office:value-type="float" office:value="106.11" table:style-name="ce54">
            <text:p>106.11</text:p>
          </table:table-cell>
          <table:table-cell office:value-type="float" office:value="61.75" table:style-name="ce54">
            <text:p>61.75</text:p>
          </table:table-cell>
          <table:table-cell office:value-type="float" office:value="2.61" table:style-name="ce55">
            <text:p>2.61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花蓮縣</text:p>
          </table:table-cell>
          <table:table-cell office:value-type="float" office:value="4628.5713999999998" table:style-name="ce104">
            <text:p>4,628.5714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76" table:style-name="ce53">
            <text:p><text:s text:c="3"/>176</text:p>
          </table:table-cell>
          <table:table-cell office:value-type="float" office:value="3575" table:style-name="ce53">
            <text:p><text:s text:c="3"/>3,575</text:p>
          </table:table-cell>
          <table:table-cell office:value-type="float" office:value="126709" table:style-name="ce53">
            <text:p><text:s text:c="3"/>126,709</text:p>
          </table:table-cell>
          <table:table-cell office:value-type="float" office:value="326465" table:style-name="ce53">
            <text:p><text:s text:c="3"/>326,465</text:p>
          </table:table-cell>
          <table:table-cell office:value-type="float" office:value="165232" table:style-name="ce53">
            <text:p><text:s text:c="3"/>165,232</text:p>
          </table:table-cell>
          <table:table-cell office:value-type="float" office:value="161233" table:style-name="ce53">
            <text:p><text:s text:c="3"/>161,233</text:p>
          </table:table-cell>
          <table:table-cell office:value-type="float" office:value="102.48" table:style-name="ce54">
            <text:p>102.48</text:p>
          </table:table-cell>
          <table:table-cell office:value-type="float" office:value="70.53" table:style-name="ce54">
            <text:p>70.53</text:p>
          </table:table-cell>
          <table:table-cell office:value-type="float" office:value="2.58" table:style-name="ce55">
            <text:p>2.58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澎湖縣</text:p>
          </table:table-cell>
          <table:table-cell office:value-type="float" office:value="126.86409999999999" table:style-name="ce104">
            <text:p>126.864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96" table:style-name="ce53">
            <text:p><text:s text:c="3"/>96</text:p>
          </table:table-cell>
          <table:table-cell office:value-type="float" office:value="1397" table:style-name="ce53">
            <text:p><text:s text:c="3"/>1,397</text:p>
          </table:table-cell>
          <table:table-cell office:value-type="float" office:value="41518" table:style-name="ce53">
            <text:p><text:s text:c="3"/>41,518</text:p>
          </table:table-cell>
          <table:table-cell office:value-type="float" office:value="105192" table:style-name="ce53">
            <text:p><text:s text:c="3"/>105,192</text:p>
          </table:table-cell>
          <table:table-cell office:value-type="float" office:value="54284" table:style-name="ce53">
            <text:p><text:s text:c="3"/>54,284</text:p>
          </table:table-cell>
          <table:table-cell office:value-type="float" office:value="50908" table:style-name="ce53">
            <text:p><text:s text:c="3"/>50,908</text:p>
          </table:table-cell>
          <table:table-cell office:value-type="float" office:value="106.63" table:style-name="ce54">
            <text:p>106.63</text:p>
          </table:table-cell>
          <table:table-cell office:value-type="float" office:value="829.17" table:style-name="ce54">
            <text:p>829.17</text:p>
          </table:table-cell>
          <table:table-cell office:value-type="float" office:value="2.5299999999999998" table:style-name="ce55">
            <text:p>2.53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1">
          <table:table-cell office:value-type="string" table:style-name="ce103">
            <text:p>基隆市</text:p>
          </table:table-cell>
          <table:table-cell office:value-type="float" office:value="132.75890000000001" table:style-name="ce104">
            <text:p>132.7589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57" table:style-name="ce53">
            <text:p><text:s text:c="3"/>157</text:p>
          </table:table-cell>
          <table:table-cell office:value-type="float" office:value="3325" table:style-name="ce53">
            <text:p><text:s text:c="3"/>3,325</text:p>
          </table:table-cell>
          <table:table-cell office:value-type="float" office:value="154538" table:style-name="ce53">
            <text:p><text:s text:c="3"/>154,538</text:p>
          </table:table-cell>
          <table:table-cell office:value-type="float" office:value="369055" table:style-name="ce53">
            <text:p><text:s text:c="3"/>369,055</text:p>
          </table:table-cell>
          <table:table-cell office:value-type="float" office:value="184236" table:style-name="ce53">
            <text:p><text:s text:c="3"/>184,236</text:p>
          </table:table-cell>
          <table:table-cell office:value-type="float" office:value="184819" table:style-name="ce53">
            <text:p><text:s text:c="3"/>184,819</text:p>
          </table:table-cell>
          <table:table-cell office:value-type="float" office:value="99.68" table:style-name="ce54">
            <text:p>99.68</text:p>
          </table:table-cell>
          <table:table-cell office:value-type="float" office:value="2779.89" table:style-name="ce54">
            <text:p>2,779.89</text:p>
          </table:table-cell>
          <table:table-cell office:value-type="float" office:value="2.39" table:style-name="ce55">
            <text:p>2.39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新竹市</text:p>
          </table:table-cell>
          <table:table-cell office:value-type="float" office:value="104.15260000000001" table:style-name="ce104">
            <text:p>104.152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22" table:style-name="ce53">
            <text:p><text:s text:c="3"/>122</text:p>
          </table:table-cell>
          <table:table-cell office:value-type="float" office:value="2175" table:style-name="ce53">
            <text:p><text:s text:c="3"/>2,175</text:p>
          </table:table-cell>
          <table:table-cell office:value-type="float" office:value="167918" table:style-name="ce53">
            <text:p><text:s text:c="3"/>167,918</text:p>
          </table:table-cell>
          <table:table-cell office:value-type="float" office:value="448207" table:style-name="ce53">
            <text:p><text:s text:c="3"/>448,207</text:p>
          </table:table-cell>
          <table:table-cell office:value-type="float" office:value="220986" table:style-name="ce53">
            <text:p><text:s text:c="3"/>220,986</text:p>
          </table:table-cell>
          <table:table-cell office:value-type="float" office:value="227221" table:style-name="ce53">
            <text:p><text:s text:c="3"/>227,221</text:p>
          </table:table-cell>
          <table:table-cell office:value-type="float" office:value="97.26" table:style-name="ce54">
            <text:p>97.26</text:p>
          </table:table-cell>
          <table:table-cell office:value-type="float" office:value="4303.37" table:style-name="ce54">
            <text:p>4,303.37</text:p>
          </table:table-cell>
          <table:table-cell office:value-type="float" office:value="2.67" table:style-name="ce55">
            <text:p>2.67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嘉義市</text:p>
          </table:table-cell>
          <table:table-cell office:value-type="float" office:value="60.025599999999997" table:style-name="ce104">
            <text:p>60.0256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84" table:style-name="ce53">
            <text:p><text:s text:c="3"/>8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100592" table:style-name="ce53">
            <text:p><text:s text:c="3"/>100,592</text:p>
          </table:table-cell>
          <table:table-cell office:value-type="float" office:value="267772" table:style-name="ce53">
            <text:p><text:s text:c="3"/>267,772</text:p>
          </table:table-cell>
          <table:table-cell office:value-type="float" office:value="129865" table:style-name="ce53">
            <text:p><text:s text:c="3"/>129,865</text:p>
          </table:table-cell>
          <table:table-cell office:value-type="float" office:value="137907" table:style-name="ce53">
            <text:p><text:s text:c="3"/>137,907</text:p>
          </table:table-cell>
          <table:table-cell office:value-type="float" office:value="94.17" table:style-name="ce54">
            <text:p>94.17</text:p>
          </table:table-cell>
          <table:table-cell office:value-type="float" office:value="4460.96" table:style-name="ce54">
            <text:p>4,460.96</text:p>
          </table:table-cell>
          <table:table-cell office:value-type="float" office:value="2.66" table:style-name="ce55">
            <text:p>2.66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 table:style-name="ce11"/>
        </table:table-row>
        <table:table-row table:style-name="ro17">
          <table:table-cell office:value-type="string" table:style-name="ce88">
            <text:p>福建省</text:p>
          </table:table-cell>
          <table:table-cell office:value-type="float" office:value="180.45600000000002" table:style-name="ce94">
            <text:p>180.4560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44354" table:style-name="ce46">
            <text:p><text:s text:c="3"/>44,354</text:p>
          </table:table-cell>
          <table:table-cell office:value-type="float" office:value="153134" table:style-name="ce46">
            <text:p><text:s text:c="3"/>153,134</text:p>
          </table:table-cell>
          <table:table-cell office:value-type="float" office:value="77413" table:style-name="ce46">
            <text:p><text:s text:c="3"/>77,413</text:p>
          </table:table-cell>
          <table:table-cell office:value-type="float" office:value="75721" table:style-name="ce46">
            <text:p><text:s text:c="3"/>75,721</text:p>
          </table:table-cell>
          <table:table-cell office:value-type="float" office:value="102.23" table:style-name="ce47">
            <text:p>102.23</text:p>
          </table:table-cell>
          <table:table-cell office:value-type="float" office:value="848.59" table:style-name="ce47">
            <text:p>848.59</text:p>
          </table:table-cell>
          <table:table-cell office:value-type="float" office:value="3.45" table:style-name="ce48">
            <text:p>3.45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金門縣</text:p>
          </table:table-cell>
          <table:table-cell office:value-type="float" office:value="151.65600000000001" table:style-name="ce104">
            <text:p>151.6560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776" table:style-name="ce53">
            <text:p><text:s text:c="3"/>776</text:p>
          </table:table-cell>
          <table:table-cell office:value-type="float" office:value="41167" table:style-name="ce53">
            <text:p><text:s text:c="3"/>41,167</text:p>
          </table:table-cell>
          <table:table-cell office:value-type="float" office:value="140045" table:style-name="ce53">
            <text:p><text:s text:c="3"/>140,045</text:p>
          </table:table-cell>
          <table:table-cell office:value-type="float" office:value="69918" table:style-name="ce53">
            <text:p><text:s text:c="3"/>69,918</text:p>
          </table:table-cell>
          <table:table-cell office:value-type="float" office:value="70127" table:style-name="ce53">
            <text:p><text:s text:c="3"/>70,127</text:p>
          </table:table-cell>
          <table:table-cell office:value-type="float" office:value="99.7" table:style-name="ce54">
            <text:p>99.70</text:p>
          </table:table-cell>
          <table:table-cell office:value-type="float" office:value="923.44" table:style-name="ce54">
            <text:p>923.44</text:p>
          </table:table-cell>
          <table:table-cell office:value-type="float" office:value="3.4" table:style-name="ce55">
            <text:p>3.4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3">
            <text:p>連江縣</text:p>
          </table:table-cell>
          <table:table-cell office:value-type="float" office:value="28.8" table:style-name="ce104">
            <text:p>28.8000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136" table:style-name="ce53">
            <text:p><text:s text:c="3"/>136</text:p>
          </table:table-cell>
          <table:table-cell office:value-type="float" office:value="3187" table:style-name="ce53">
            <text:p><text:s text:c="3"/>3,187</text:p>
          </table:table-cell>
          <table:table-cell office:value-type="float" office:value="13089" table:style-name="ce53">
            <text:p><text:s text:c="3"/>13,089</text:p>
          </table:table-cell>
          <table:table-cell office:value-type="float" office:value="7495" table:style-name="ce53">
            <text:p><text:s text:c="3"/>7,495</text:p>
          </table:table-cell>
          <table:table-cell office:value-type="float" office:value="5594" table:style-name="ce53">
            <text:p><text:s text:c="3"/>5,594</text:p>
          </table:table-cell>
          <table:table-cell office:value-type="float" office:value="133.97999999999999" table:style-name="ce54">
            <text:p>133.98</text:p>
          </table:table-cell>
          <table:table-cell office:value-type="float" office:value="454.48" table:style-name="ce54">
            <text:p>454.48</text:p>
          </table:table-cell>
          <table:table-cell office:value-type="float" office:value="4.1100000000000003" table:style-name="ce55">
            <text:p>4.11</text:p>
          </table:table-cell>
          <table:table-cell table:style-name="ce78"/>
          <table:table-cell table:style-name="ce106"/>
          <table:table-cell table:style-name="ce98"/>
          <table:table-cell table:style-name="ce107"/>
          <table:table-cell table:style-name="ce78"/>
          <table:table-cell table:number-columns-repeated="16367" table:style-name="ce11"/>
        </table:table-row>
        <table:table-row table:style-name="ro19">
          <table:table-cell office:value-type="string" table:style-name="ce108">
            <text:p>東沙群島</text:p>
          </table:table-cell>
          <table:table-cell office:value-type="float" office:value="2.38" table:style-name="ce94">
            <text:p>2.3800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table:style-name="ce78"/>
          <table:table-cell table:style-name="ce106"/>
          <table:table-cell table:style-name="ce98"/>
          <table:table-cell table:style-name="ce110"/>
          <table:table-cell table:style-name="ce78"/>
          <table:table-cell table:number-columns-repeated="16367" table:style-name="ce11"/>
        </table:table-row>
        <table:table-row table:style-name="ro5">
          <table:table-cell office:value-type="string" table:style-name="ce108">
            <text:p>南沙群島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111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table:number-columns-repeated="16372" table:style-name="ce11"/>
        </table:table-row>
        <table:table-row table:style-name="ro20">
          <table:table-cell table:style-name="ce112"/>
          <table:table-cell table:style-name="ce113"/>
          <table:table-cell table:style-name="ce114"/>
          <table:table-cell table:number-columns-repeated="3" table:style-name="ce115"/>
          <table:table-cell table:style-name="ce116"/>
          <table:table-cell table:number-columns-repeated="2" table:style-name="ce115"/>
          <table:table-cell table:number-columns-repeated="2" table:style-name="ce117"/>
          <table:table-cell table:style-name="ce118"/>
          <table:table-cell table:number-columns-repeated="244" table:style-name="ce78"/>
          <table:table-cell table:number-columns-repeated="16128" table:style-name="ce119"/>
        </table:table-row>
        <table:table-row table:style-name="ro5">
          <table:table-cell office:value-type="string" table:style-name="ce73">
            <text:p><text:span text:style-name="T3"><text:s/></text:span>說明：1.本表村里數及鄰數係指設有戶籍之戶籍登記資料，非行政區域資料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120"/>
          <table:table-cell table:style-name="ce70"/>
          <table:table-cell office:value-type="string" table:style-name="ce121">
            <text:p>內政部戶政司 民國108年11月7日編製</text:p>
          </table:table-cell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4"/>其設籍人口列於高雄市統計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3.104年12月南沙太平島交通基礎整建工程竣工，增加面積0.0149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1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12">
          <table:table-cell table:style-name="ce73"/>
          <table:table-cell table:number-columns-repeated="2" table:style-name="ce80"/>
          <table:table-cell table:number-columns-repeated="16381" table:style-name="ce11"/>
        </table:table-row>
        <table:table-row table:style-name="ro12">
          <table:table-cell table:style-name="ce79"/>
          <table:table-cell table:number-columns-repeated="2" table:style-name="ce80"/>
          <table:table-cell table:number-columns-repeated="16381" table:style-name="ce11"/>
        </table:table-row>
        <table:table-row table:number-rows-repeated="2" table:style-name="ro7">
          <table:table-cell table:style-name="ce73"/>
          <table:table-cell table:number-columns-repeated="2" table:style-name="ce80"/>
          <table:table-cell table:number-columns-repeated="16381" table:style-name="ce11"/>
        </table:table-row>
        <table:table-row table:number-rows-repeated="1048536" table:style-name="ro12">
          <table:table-cell table:number-columns-repeated="16384"/>
        </table:table-row>
      </table:table>
      <table:table table:name="'file:///D:/袖0/01--速（月）報/3.速(月)報套印/各月(03以外).xlsx'#新02性比例等-年月別" table:style-name="ta2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2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2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2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2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2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2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2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2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2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2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2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2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2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2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2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09:15:37Z</meta:creation-date>
    <dc:date>2019-11-07T06:57:49Z</dc:date>
  </office:meta>
</office:document-meta>
</file>